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Preformatted_20_Text">
      <style:paragraph-properties fo:margin-top="0.1181in" fo:margin-bottom="0.1965in" style:contextual-spacing="false" style:writing-mode="lr-tb"/>
    </style:style>
    <style:style style:name="P5" style:family="paragraph" style:parent-style-name="Preformatted_20_Text">
      <style:paragraph-properties fo:margin-top="0.1181in" fo:margin-bottom="0.1965in" style:contextual-spacing="false"/>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style>
    <style:style style:name="P8" style:family="paragraph" style:parent-style-name="List_20_Heading">
      <style:paragraph-properties fo:margin-top="0in" fo:margin-bottom="0.1965in" style:contextual-spacing="false"/>
    </style:style>
    <style:style style:name="P9" style:family="paragraph" style:parent-style-name="List_20_Contents">
      <style:paragraph-properties fo:margin-top="0in" fo:margin-bottom="0.1965in" style:contextual-spacing="false"/>
    </style:style>
    <style:style style:name="P10" style:family="paragraph" style:parent-style-name="Standard">
      <style:paragraph-properties fo:margin-left="0.4925in" fo:margin-right="0in" fo:text-indent="0in" style:auto-text-indent="false"/>
    </style:style>
    <style:style style:name="P11" style:family="paragraph" style:parent-style-name="Title">
      <style:paragraph-properties fo:break-before="page"/>
    </style:style>
    <style:style style:name="P12" style:family="paragraph" style:parent-style-name="Contents_20_Heading">
      <style:paragraph-properties fo:break-before="page"/>
    </style:style>
    <style:style style:name="P13" style:family="paragraph" style:parent-style-name="Quotations">
      <style:text-properties fo:font-size="10pt" fo:font-style="italic"/>
    </style:style>
    <style:style style:name="P14" style:family="paragraph" style:parent-style-name="Text_20_body">
      <style:text-properties fo:language="en" fo:country="US"/>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3"/>
    <style:style style:name="P29" style:family="paragraph" style:parent-style-name="Standard" style:list-style-name="L14"/>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L16">
      <style:text-properties fo:language="en" fo:country="US"/>
    </style:style>
    <style:style style:name="P33" style:family="paragraph" style:parent-style-name="Standard" style:list-style-name="L17"/>
    <style:style style:name="P34" style:family="paragraph" style:parent-style-name="Standard" style:list-style-name="L18"/>
    <style:style style:name="P35" style:family="paragraph" style:parent-style-name="Standard" style:list-style-name="L19"/>
    <style:style style:name="P36" style:family="paragraph" style:parent-style-name="Standard" style:list-style-name="L20"/>
    <style:style style:name="P37" style:family="paragraph" style:parent-style-name="Standard" style:list-style-name="L21"/>
    <style:style style:name="P38" style:family="paragraph" style:parent-style-name="Standard" style:list-style-name="L22"/>
    <style:style style:name="P39" style:family="paragraph" style:parent-style-name="Standard" style:list-style-name="L23"/>
    <style:style style:name="P40" style:family="paragraph" style:parent-style-name="Standard" style:list-style-name="L24"/>
    <style:style style:name="P41" style:family="paragraph" style:parent-style-name="Standard" style:list-style-name="L25"/>
    <style:style style:name="P42" style:family="paragraph" style:parent-style-name="Standard" style:list-style-name="L26"/>
    <style:style style:name="P43" style:family="paragraph" style:parent-style-name="Standard" style:list-style-name="L27"/>
    <style:style style:name="P44" style:family="paragraph" style:parent-style-name="Standard" style:list-style-name="L28"/>
    <style:style style:name="P45" style:family="paragraph" style:parent-style-name="Standard" style:list-style-name="L29"/>
    <style:style style:name="P46" style:family="paragraph" style:parent-style-name="Standard" style:list-style-name="L30"/>
    <style:style style:name="P47" style:family="paragraph" style:parent-style-name="Standard" style:list-style-name="L31"/>
    <style:style style:name="P48" style:family="paragraph" style:parent-style-name="Standard" style:list-style-name="L32"/>
    <style:style style:name="P49" style:family="paragraph" style:parent-style-name="Standard" style:list-style-name="L33"/>
    <style:style style:name="P50" style:family="paragraph" style:parent-style-name="Standard" style:list-style-name="L34"/>
    <style:style style:name="P51" style:family="paragraph" style:parent-style-name="Standard" style:list-style-name="L35"/>
    <style:style style:name="P52" style:family="paragraph" style:parent-style-name="Standard" style:list-style-name="L36"/>
    <style:style style:name="P53" style:family="paragraph" style:parent-style-name="Standard" style:list-style-name="L38"/>
    <style:style style:name="P54" style:family="paragraph" style:parent-style-name="Standard" style:list-style-name="L39"/>
    <style:style style:name="P55" style:family="paragraph" style:parent-style-name="Standard" style:list-style-name="L40"/>
    <style:style style:name="P56" style:family="paragraph" style:parent-style-name="Standard" style:list-style-name="L46"/>
    <style:style style:name="P57" style:family="paragraph" style:parent-style-name="Standard" style:list-style-name="L47"/>
    <style:style style:name="P58" style:family="paragraph" style:parent-style-name="Standard" style:list-style-name="L48"/>
    <style:style style:name="P59" style:family="paragraph" style:parent-style-name="Standard" style:list-style-name="L49"/>
    <style:style style:name="P60" style:family="paragraph" style:parent-style-name="Standard" style:list-style-name="L50"/>
    <style:style style:name="P61" style:family="paragraph" style:parent-style-name="Standard" style:list-style-name="L51"/>
    <style:style style:name="P62" style:family="paragraph" style:parent-style-name="Standard">
      <style:text-properties officeooo:paragraph-rsid="000d86aa"/>
    </style:style>
    <style:style style:name="P63" style:family="paragraph" style:parent-style-name="Standard" style:list-style-name="L52">
      <style:text-properties officeooo:paragraph-rsid="000d86aa"/>
    </style:style>
    <style:style style:name="P64" style:family="paragraph" style:parent-style-name="Text_20_body" style:list-style-name="L43"/>
    <style:style style:name="P65" style:family="paragraph" style:parent-style-name="Text_20_body" style:list-style-name="L44"/>
    <style:style style:name="P66" style:family="paragraph" style:parent-style-name="Text_20_body" style:list-style-name="L45"/>
    <style:style style:name="P67" style:family="paragraph" style:parent-style-name="Heading_20_1">
      <style:paragraph-properties fo:break-before="page"/>
    </style:style>
    <style:style style:name="P68" style:family="paragraph" style:parent-style-name="Heading_20_1" style:list-style-name="">
      <style:paragraph-properties fo:break-before="page"/>
    </style:style>
    <style:style style:name="P69" style:family="paragraph" style:parent-style-name="Heading_20_2">
      <style:text-properties style:text-underline-style="none"/>
    </style:style>
    <style:style style:name="P70" style:family="paragraph" style:parent-style-name="Heading_20_2">
      <style:text-properties officeooo:paragraph-rsid="000d86aa"/>
    </style:style>
    <style:style style:name="P71" style:family="paragraph" style:parent-style-name="Heading_20_2">
      <style:paragraph-properties fo:margin-left="0in" fo:margin-right="0in" fo:text-indent="0in" style:auto-text-indent="false"/>
    </style:style>
    <style:style style:name="P72" style:family="paragraph" style:parent-style-name="Heading_20_2">
      <style:paragraph-properties fo:margin-top="0in" fo:margin-bottom="0.1965in" style:contextual-spacing="false"/>
    </style:style>
    <style:style style:name="P73" style:family="paragraph" style:parent-style-name="List_20_Contents" style:list-style-name="L37">
      <style:paragraph-properties fo:margin-top="0.1181in" fo:margin-bottom="0in" style:contextual-spacing="false"/>
    </style:style>
    <style:style style:name="P74" style:family="paragraph" style:parent-style-name="List_20_Contents" style:list-style-name="L41">
      <style:paragraph-properties fo:margin-top="0in" fo:margin-bottom="0.1965in" style:contextual-spacing="false"/>
    </style:style>
    <style:style style:name="P75" style:family="paragraph" style:parent-style-name="List_20_Contents" style:list-style-name="L42">
      <style:paragraph-properties fo:margin-top="0in" fo:margin-bottom="0.1965in" style:contextual-spacing="false"/>
    </style:style>
    <style:style style:name="T1" style:family="text">
      <style:text-properties fo:language="en" fo:country="US"/>
    </style:style>
    <style:style style:name="T2" style:family="text">
      <style:text-properties fo:font-weight="bold"/>
    </style:style>
    <style:style style:name="T3" style:family="text">
      <style:text-properties style:text-underline-style="none"/>
    </style:style>
    <style:style style:name="T4" style:family="text">
      <style:text-properties style:text-position="33% 80%"/>
    </style:style>
    <style:style style:name="T5" style:family="text">
      <style:text-properties fo:font-weight="normal" style:font-weight-asian="normal" style:font-weight-complex="normal"/>
    </style:style>
    <style:style style:name="T6" style:family="text">
      <style:text-properties fo:font-size="10pt" fo:font-style="italic"/>
    </style:style>
    <style:style style:name="T7" style:family="text">
      <style:text-properties officeooo:rsid="000d86a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047in" fo:text-indent="-0.25in" fo:margin-left="0.60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7in" fo:text-indent="-0.25in" fo:margin-left="0.85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7in" fo:text-indent="-0.25in" fo:margin-left="1.10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7in" fo:text-indent="-0.25in" fo:margin-left="1.35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7in" fo:text-indent="-0.25in" fo:margin-left="1.60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7in" fo:text-indent="-0.25in" fo:margin-left="1.85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7in" fo:text-indent="-0.25in" fo:margin-left="2.10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7in" fo:text-indent="-0.25in" fo:margin-left="2.35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7in" fo:text-indent="-0.25in" fo:margin-left="2.60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7in" fo:text-indent="-0.25in" fo:margin-left="2.854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7">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4">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5">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8">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4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1">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censing and Legal information</text:p>
      <text:p text:style-name="Standard">This product is made available subject to the terms of GNU Lesser General Public License Version 3. A copy of the LGPL license can be found below.</text:p>
      <text:p text:style-name="Standard"><text:a xlink:type="simple" xlink:href="#1.GNU Lesser General Public License Version 3|outline">Jump to LGPL Version 3</text:a></text:p>
      <text:p text:style-name="Standard">Third Party Code Additional copyright notices and license terms applicable to portions of the Software can be found <text:a xlink:type="simple" xlink:href="#thirdparty">below</text:a> in this document.</text:p>
      <text:p text:style-name="Standard">All trademarks and registered trademarks mentioned herein are the property of their respective owners.</text:p>
      <text:p text:style-name="Standard">Copyright (c) 2000, 2010 Oracle, and/or its affiliates. All rights reserved.</text:p>
      <text:p text:style-name="Standard">This product has been created by The Document Foundation, incorporating many modifications from different contributors, see <text:a xlink:type="simple" xlink:href="http://www.libreoffice.org/">http://www.libreoffice.org/</text:a> for more details.</text:p>
      <text:p text:style-name="Standard"><text:span text:style-name="Strong_20_Emphasis">Note:</text:span> Do not translate or localize this document. Only English version is legally binding.</text:p>
      <text:table-of-content text:style-name="Sect1" text:protected="true" text:name="Tartalomjegyzék1">
        <text:table-of-content-source text:outline-level="1">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P12">Contents</text:p>
          </text:index-title>
          <text:p text:style-name="P15"><text:a xlink:type="simple" xlink:href="#__RefHeading__6870_404019354" text:style-name="Internet_20_link" text:visited-style-name="Internet_20_link">Libraries</text:a><text:tab/>3</text:p>
          <text:p text:style-name="P15"><text:a xlink:type="simple" xlink:href="#__RefHeading__12191_1300998327" text:style-name="Internet_20_link" text:visited-style-name="Internet_20_link">Extensions</text:a><text:tab/>55</text:p>
          <text:p text:style-name="P15"><text:a xlink:type="simple" xlink:href="#__RefHeading__6872_404019354" text:style-name="Internet_20_link" text:visited-style-name="Internet_20_link">Fonts</text:a><text:tab/>59</text:p>
          <text:p text:style-name="P15"><text:a xlink:type="simple" xlink:href="#__RefHeading__12211_1300998327" text:style-name="Internet_20_link" text:visited-style-name="Internet_20_link">Dictionaries</text:a><text:tab/>67</text:p>
          <text:p text:style-name="P15"><text:a xlink:type="simple" xlink:href="#__RefHeading__6874_404019354" text:style-name="Internet_20_link" text:visited-style-name="Internet_20_link">Artwork</text:a><text:tab/>107</text:p>
          <text:p text:style-name="P15"><text:a xlink:type="simple" xlink:href="#__RefHeading__6876_404019354" text:style-name="Internet_20_link" text:visited-style-name="Internet_20_link">Miscellaneous</text:a><text:tab/>108</text:p>
          <text:p text:style-name="P15"><text:a xlink:type="simple" xlink:href="#__RefHeading__12227_1300998327" text:style-name="Internet_20_link" text:visited-style-name="Internet_20_link">GNU Lesser General Public License Version 3</text:a><text:tab/>110</text:p>
          <text:p text:style-name="P15"><text:a xlink:type="simple" xlink:href="#__RefHeading__6878_404019354" text:style-name="Internet_20_link" text:visited-style-name="Internet_20_link">GNU Lesser General Public License Version 2.1</text:a><text:tab/>114</text:p>
          <text:p text:style-name="P15"><text:a xlink:type="simple" xlink:href="#__RefHeading__6755_841587373" text:style-name="Internet_20_link" text:visited-style-name="Internet_20_link">GNU Library General Public License Version 2</text:a><text:tab/>124</text:p>
          <text:p text:style-name="P15"><text:a xlink:type="simple" xlink:href="#__RefHeading__6880_404019354" text:style-name="Internet_20_link" text:visited-style-name="Internet_20_link">GNU General Public License Version 3</text:a><text:tab/>133</text:p>
          <text:p text:style-name="P15"><text:a xlink:type="simple" xlink:href="#__RefHeading__12243_1300998327" text:style-name="Internet_20_link" text:visited-style-name="Internet_20_link">GNU General Public License Version 2</text:a><text:tab/>146</text:p>
          <text:p text:style-name="P15"><text:a xlink:type="simple" xlink:href="#__RefHeading__6882_404019354" text:style-name="Internet_20_link" text:visited-style-name="Internet_20_link">Mozilla Public License Version 1.1</text:a><text:tab/>153</text:p>
          <text:p text:style-name="P15"><text:a xlink:type="simple" xlink:href="#__RefHeading__7292_391374094" text:style-name="Internet_20_link" text:visited-style-name="Internet_20_link">Mozilla Public License Version 2.0</text:a><text:tab/>162</text:p>
          <text:p text:style-name="P15"><text:a xlink:type="simple" xlink:href="#__RefHeading__6884_404019354" text:style-name="Internet_20_link" text:visited-style-name="Internet_20_link">Apache License</text:a><text:tab/>169</text:p>
          <text:p text:style-name="P15"><text:a xlink:type="simple" xlink:href="#__RefHeading__6886_404019354" text:style-name="Internet_20_link" text:visited-style-name="Internet_20_link">The LaTeX Project Public License</text:a><text:tab/>173</text:p>
          <text:p text:style-name="P15"><text:a xlink:type="simple" xlink:href="#__RefHeading__6757_841587373" text:style-name="Internet_20_link" text:visited-style-name="Internet_20_link">Creative Commons Attribution-ShareAlike 3.0 Unported</text:a><text:tab/>180</text:p>
        </text:index-body>
      </text:table-of-content>
      <text:p text:style-name="Standard"/>
      <text:p text:style-name="P11"><text:bookmark text:name="thirdparty"/>Third Party Code Additional Copyright Notices and License Terms</text:p>
      <text:h text:style-name="Heading_20_1" text:outline-level="1"><text:bookmark-start text:name="__RefHeading__6870_404019354"/>Libraries<text:bookmark-end text:name="__RefHeading__6870_404019354"/></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he provisions above and replace them with the notice and other provisions required by the LGPL. If you do not delete the provisions above, a recipient may use your version of this file under either the SPL or the LGPL.</text:p>
      <text:p text:style-name="Standard"><text:soft-page-break/>Patrick Niemeyer (pat@pat.net) Author of Learning Java, O'Reilly &amp; Associates <text:a xlink:type="simple" xlink:href="http://www.pat.net/~pat/">http://www.pat.net/~pat/</text:a></text:p>
      <text:p text:style-name="Standard"><text:a xlink:type="simple" xlink:href="#1.GNU Lesser General Public License Version 3|outline">Jump to LGPL Version 3</text:a></text:p>
      <text:h text:style-name="Heading_20_2" text:outline-level="2">BerkeleyDB</text:h>
      <text:p text:style-name="Standard">The following software may be included in this product: BerkeleyDB. Use of any of this software is governed by the terms of the license below:</text:p>
      <text:p text:style-name="Standard">Copyright (c) 1990-2004 Sleepycat Software. All rights reserved.</text:p>
      <text:p text:style-name="Standard">Redistribution and use in source and binary forms, with or without modification, are permitted provided that the following conditions are met:</text:p>
      <text:list xml:id="list32459079" text:style-name="L1">
        <text:list-item>
          <text:p text:style-name="P16">Redistributions of source code must retain the above copyright notice, this list of conditions and the following disclaimer.</text:p>
        </text:list-item>
        <text:list-item>
          <text:p text:style-name="P16">Redistributions in binary form must reproduce the above copyright notice, this list of conditions and the following disclaimer in the documentation and/or other materials provided with the distribution.</text:p>
        </text:list-item>
        <text:list-item>
          <text:p text:style-name="P16">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Standard">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0, 1993, 1994, 1995 The Regents of the University of California. All rights reserved.</text:p>
      <text:p text:style-name="Standard"><text:soft-page-break/>Redistribution and use in source and binary forms, with or without modification, are permitted provided that the following conditions are met:</text:p>
      <text:list xml:id="list32448093" text:style-name="L2">
        <text:list-item>
          <text:p text:style-name="P17">Redistributions of source code must retain the above copyright notice, this list of conditions and the following disclaimer.</text:p>
        </text:list-item>
        <text:list-item>
          <text:p text:style-name="P17">Redistributions in binary form must reproduce the above copyright notice, this list of conditions and the following disclaimer in the documentation and/or other materials provided with the distribution.</text:p>
        </text:list-item>
        <text:list-item>
          <text:p text:style-name="P17">Neither the name of the University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5, 1996 The President and Fellows of Harvard University. All rights reserved.</text:p>
      <text:p text:style-name="Standard">Redistribution and use in source and binary forms, with or without modification, are permitted provided that the following conditions are met:</text:p>
      <text:list xml:id="list32459869" text:style-name="L3">
        <text:list-item>
          <text:p text:style-name="P18">Redistributions of source code must retain the above copyright notice, this list of conditions and the following disclaimer.</text:p>
        </text:list-item>
        <text:list-item>
          <text:p text:style-name="P18">Redistributions in binary form must reproduce the above copyright notice, this list of conditions and the following disclaimer in the documentation and/or other materials provided with the distribution.</text:p>
        </text:list-item>
        <text:list-item>
          <text:p text:style-name="P18">Neither the name of the University nor the names of its contributors may be used to endorse or promote products derived from this software without specific prior written permission.</text:p>
        </text:list-item>
      </text:list>
      <text:p text:style-name="Standard">THIS SOFTWARE IS PROVIDED BY HARVARD AND ITS CONTRIBUTORS ``AS IS'' AND ANY EXPRESS OR IMPLIED WARRANTIES, INCLUDING, BUT NOT LIMITED TO, THE IMPLIED WARRANTIES OF MERCHANTABILITY AND FITNESS FOR A PARTICULAR PURPOSE ARE DISCLAIMED. IN NO EVENT <text:soft-page-break/>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Cairo is free software.</text:p>
      <text:p text:style-name="Standard">Every source file in the implementation[*] of cairo is available to be redistributed and/or modified under the terms of either the GNU Lesser General Public License (LGPL) version 2.1 or the Mozilla Public License (MPL) <text:soft-page-break/>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Heading_20_2" text:outline-level="2">expat XML Parser Toolkit</text:h>
      <text:p text:style-name="Standard">The following software may be included in this product: expat XML Parser Toolkit. Use of any of this software is governed by the terms of the license below:</text:p>
      <text:p text:style-name="Standard">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text:soft-page-break/>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2472073" text:style-name="L4">
        <text:list-item>
          <text:p text:style-name="P19">The full text of this NOTICE in a location viewable to users of the redistributed or derivative work.</text:p>
        </text:list-item>
        <text:list-item>
          <text:p text:style-name="P19">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19"><text:soft-page-break/>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text:soft-page-break/>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32455608" text:style-name="L5">
        <text:list-item>
          <text:p text:style-name="P20">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20">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ext:soft-page-break/>this license.</text:p>
      <text:h text:style-name="Heading_20_3" text:outline-level="3">4. Contacts</text:h>
      <text:p text:style-name="Standard">There are two mailing lists related to FreeType:</text:p>
      <text:list xml:id="list32464272" text:style-name="L6">
        <text:list-item>
          <text:p text:style-name="P21">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32452235" text:style-name="L7">
        <text:list-item>
          <text:p text:style-name="P22">devel@freetype.org</text:p>
        </text:list-item>
      </text:list>
      <text:p text:style-name="Standard">Discusses bugs, as well as engine internals, design issues, specific licenses, porting, etc.</text:p>
      <text:list xml:id="list32459906" text:style-name="L8">
        <text:list-item>
          <text:p text:style-name="P23"><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p>
      <text:h text:style-name="Heading_20_2" text:outline-level="2">gdk-pixbuf</text:h>
      <text:p text:style-name="Standard">The following software may be included in this product: gdk-pixbuf. Use of any of this software is governed by the terms of the license below:</text:p>
      <text:p text:style-name="Standard">© Free Software Foundation, Inc.</text:p>
      <text:p text:style-name="Standard">This library is free software; you can redistribute it and/or modify it under the terms of the GNU Library General Public License as published by the Free Software Foundation; either version 2 of the License, or (at your option) any later version. </text:p>
      <text:p text:style-name="Standard"><text:a xlink:type="simple" xlink:href="#9.GNU Library General Public License Version 2|outline">Jump to LGPL Version 2</text:a></text:p>
      <text:h text:style-name="Heading_20_2" text:outline-level="2">gettext-runtime</text:h>
      <text:p text:style-name="Standard">The following software may be included in this product: gettext-runtime. Use of any of this software is governed by the terms of the license below:</text:p>
      <text:p text:style-name="Standard">© Free Software Foundation, Inc.</text:p>
      <text:p text:style-name="Standard"><text:soft-page-break/>The gettext-runtime package is partially under the LGPL and partially under<text:line-break/>the GPL.</text:p>
      <text:p text:style-name="Standard">The following parts are under the LGPL:</text:p>
      <text:list xml:id="list32465555" text:style-name="L9">
        <text:list-item>
          <text:p text:style-name="P24">the libintl and libasprintf libraries and their header files,</text:p>
        </text:list-item>
        <text:list-item>
          <text:p text:style-name="P24">the libintl.jar Java library,</text:p>
        </text:list-item>
        <text:list-item>
          <text:p text:style-name="P24">the GNU.Gettext.dll C# library,</text:p>
        </text:list-item>
        <text:list-item>
          <text:p text:style-name="P24">the gettext.sh shells script function library.</text:p>
        </text:list-item>
      </text:list>
      <text:p text:style-name="Standard">The following parts are under the GPL:</text:p>
      <text:list xml:id="list32450672" text:style-name="L10">
        <text:list-item>
          <text:p text:style-name="P25">the _programs_ gettext, ngettext, envsubst,</text:p>
        </text:list-item>
        <text:list-item>
          <text:p text:style-name="P25">the documentation. </text:p>
        </text:list-item>
      </text:list>
      <text:p text:style-name="Standard"><text:a xlink:type="simple" xlink:href="#9.GNU General Public License Version 3|outline">Jump to GPL Version 3</text:a></text:p>
      <text:p text:style-name="Standard"><text:a xlink:type="simple" xlink:href="#9.GNU Library General Public License Version 2|outline">Jump to LGPL Version 2</text:a></text:p>
      <text:h text:style-name="Heading_20_2" text:outline-level="2">glib</text:h>
      <text:p text:style-name="Standard">The following software may be included in this product: glib. Use of any of this software is governed by the terms of the license below:</text:p>
      <text:p text:style-name="Standard">© Free Software Foundation, Inc.</text:p>
      <text:p text:style-name="Standard">This library is free software; you can redistribute it and/or modify it under the terms of the GNU Library General Public License as published by the Free Software Foundation; either version 2 of the License, or (at your option) any later version. </text:p>
      <text:p text:style-name="Standard"><text:a xlink:type="simple" xlink:href="#9.GNU Library General Public License Version 2|outline">Jump to LGPL Version 2</text:a></text:p>
      <text:h text:style-name="Heading_20_2" text:outline-level="2">GNU ISO C++ Library</text:h>
      <text:p text:style-name="Standard">The following software may be included in this product: GNU ISO C++ 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text:soft-page-break/>Additional License(s)</text:h>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text:soft-page-break/></text:p>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h text:style-name="Heading_20_2"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text:soft-page-break/>ORIGINAL LICENSE (a.k.a. "hypersonic_lic.txt")</text:h>
      <text:p text:style-name="Standard">For content, code, and products originally developed by Thomas Mueller and the Hypersonic SQL Group:</text:p>
      <text:p text:style-name="Standard">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text:soft-page-break/>Neither the name of the HSQL Development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text:soft-page-break/>General Public License Version 2 or later (the "GPL"), or the GNU Lesser 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text:soft-page-break/>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32470749" text:style-name="L11">
        <text:list-item>
          <text:p text:style-name="P26">We don't promise that this software works. (But if you find any bugs, please let us know!)</text:p>
        </text:list-item>
        <text:list-item>
          <text:p text:style-name="P26">You can use this software for whatever you want. You don't have to pay us.</text:p>
        </text:list-item>
        <text:list-item>
          <text:p text:style-name="P26">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full responsibility for any undesirable consequences; the authors accept NO LIABILITY for damages of any kind.</text:p>
      <text:p text:style-name="Standard"><text:soft-page-break/>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10">"The Graphics Interchange Format(c) is the Copyright property of CompuServe Incorporated. <text:s/>GIF(sm) is a Service Mark property of CompuServe Incorporated."</text:p>
      <text:h text:style-name="Heading_20_2" text:outline-level="2"><text:soft-page-break/>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ext:soft-page-break/>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dr</text:h>
      <text:p text:style-name="Standard">The following software may be included in this product: libcdr.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mis</text:h>
      <text:p text:style-name="Standard">The following software may be included in this product: libcmis.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roco</text:h>
      <text:p text:style-name="Standard">The following software may be included in this product: libcroco. Use of any of this software is governed by the terms of the license below:</text:p>
      <text:p text:style-name="Standard"><text:a xlink:type="simple" xlink:href="#9.GNU Library General Public License Version 2|outline">Jump to LGPL Version 2</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ext:soft-page-break/>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exttextcat</text:h>
      <text:p text:style-name="Standard">The following software may be included in this product: libexttextcat. Use of any of this software is governed by the terms of the license below:</text:p>
      <text:p text:style-name="Standard">Copyright (c) 2003, WiseGuys Internet B.V.</text:p>
      <text:p text:style-name="Standard">All rights reserved.</text:p>
      <text:p text:style-name="Standard">Redistribution and use in source and binary forms, with or without modification, are permitted provided that the following conditions are met:</text:p>
      <text:p text:style-name="Standard">- Redistribution of source code must retain the above copyright notice, this list of conditions and the following disclaimer.</text:p>
      <text:p text:style-name="Standard">-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text:soft-page-break/>libgsf</text:h>
      <text:p text:style-name="Standard">The following software may be included in this product: libgsf. Use of any of this software is governed by the terms of the license below:</text:p>
      <text:p text:style-name="Standard"><text:a xlink:type="simple" xlink:href="#5.GNU Lesser General Public License Version 2.1|outline">Jump to LGPL Version 2.1</text:a></text:p>
      <text:h text:style-name="Heading_20_2" text:outline-level="2">libpng</text:h>
      <text:p text:style-name="Standard">The following software may be included in this product: libpng. Use of any of this software is governed by the terms of the license below:</text:p>
      <text:p text:style-name="Standard">This copy of the libpng notices is provided for your convenience. <text:s/>In case of<text:line-break/>any discrepancy between this copy and the notices in the file png.h that is<text:line-break/>included in the libpng distribution, the latter shall prevail.<text:line-break/><text:line-break/>COPYRIGHT NOTICE, DISCLAIMER, and LICENSE:<text:line-break/><text:line-break/>If you modify libpng you may insert additional notices immediately following<text:line-break/>this sentence.<text:line-break/><text:line-break/>This code is released under the libpng license.<text:line-break/><text:line-break/>libpng versions 1.2.6, August 15, 2004, through 1.5.1, February 3, 2011, are<text:line-break/>Copyright (c) 2004, 2006-2011 Glenn Randers-Pehrson, and are<text:line-break/>distributed according to the same disclaimer and license as libpng-1.2.5<text:line-break/>with the following individual added to the list of Contributing Authors<text:line-break/><text:line-break/> <text:s text:c="2"/>Cosmin Truta<text:line-break/><text:line-break/>libpng versions 1.0.7, July 1, 2000, through 1.2.5 - October 3, 2002, are<text:line-break/>Copyright (c) 2000-2002 Glenn Randers-Pehrson, and are<text:line-break/>distributed according to the same disclaimer and license as libpng-1.0.6<text:line-break/>with the following individuals added to the list of Contributing Authors<text:line-break/><text:line-break/> <text:s text:c="2"/>Simon-Pierre Cadieux<text:line-break/> <text:s text:c="2"/>Eric S. Raymond<text:line-break/> <text:s text:c="2"/>Gilles Vollant<text:line-break/><text:line-break/>and with the following additions to the disclaimer:<text:line-break/><text:line-break/> <text:s text:c="2"/>There is no warranty against interference with your enjoyment of the<text:line-break/> <text:s text:c="2"/>library or against infringement. <text:s/>There is no warranty that our<text:line-break/> <text:s text:c="2"/>efforts or the library will fulfill any of your particular purposes<text:line-break/> <text:s text:c="2"/>or needs. <text:s/>This library is provided with all faults, and the entire<text:line-break/> <text:s text:c="2"/>risk of satisfactory quality, performance, accuracy, and effort is with<text:line-break/> <text:s text:c="2"/>the user.<text:line-break/><text:line-break/>libpng versions 0.97, January 1998, through 1.0.6, March 20, 2000, are<text:line-break/>Copyright (c) 1998, 1999 Glenn Randers-Pehrson, and are<text:line-break/>distributed according to the same disclaimer and license as libpng-0.96,<text:line-break/>with the following individuals added to the list of Contributing Authors:<text:line-break/><text:soft-page-break/><text:line-break/> <text:s text:c="2"/>Tom Lane<text:line-break/> <text:s text:c="2"/>Glenn Randers-Pehrson<text:line-break/> <text:s text:c="2"/>Willem van Schaik<text:line-break/><text:line-break/>libpng versions 0.89, June 1996, through 0.96, May 1997, are<text:line-break/>Copyright (c) 1996, 1997 Andreas Dilger<text:line-break/>Distributed according to the same disclaimer and license as libpng-0.88,<text:line-break/>with the following individuals added to the list of Contributing Authors:<text:line-break/><text:line-break/> <text:s text:c="2"/>John Bowler<text:line-break/> <text:s text:c="2"/>Kevin Bracey<text:line-break/> <text:s text:c="2"/>Sam Bushell<text:line-break/> <text:s text:c="2"/>Magnus Holmgren<text:line-break/> <text:s text:c="2"/>Greg Roelofs<text:line-break/> <text:s text:c="2"/>Tom Tanner<text:line-break/><text:line-break/>libpng versions 0.5, May 1995, through 0.88, January 1996, are<text:line-break/>Copyright (c) 1995, 1996 Guy Eric Schalnat, Group 42, Inc.<text:line-break/><text:line-break/>For the purposes of this copyright and license, "Contributing Authors"<text:line-break/>is defined as the following set of individuals:<text:line-break/><text:line-break/> <text:s text:c="2"/>Andreas Dilger<text:line-break/> <text:s text:c="2"/>Dave Martindale<text:line-break/> <text:s text:c="2"/>Guy Eric Schalnat<text:line-break/> <text:s text:c="2"/>Paul Schmidt<text:line-break/> <text:s text:c="2"/>Tim Wegner<text:line-break/><text:line-break/>The PNG Reference Library is supplied "AS IS". <text:s/>The Contributing Authors<text:line-break/>and Group 42, Inc. disclaim all warranties, expressed or implied,<text:line-break/>including, without limitation, the warranties of merchantability and of<text:line-break/>fitness for any purpose. <text:s/>The Contributing Authors and Group 42, Inc.<text:line-break/>assume no liability for direct, indirect, incidental, special, exemplary,<text:line-break/>or consequential damages, which may result from the use of the PNG<text:line-break/>Reference Library, even if advised of the possibility of such damage.<text:line-break/><text:line-break/>Permission is hereby granted to use, copy, modify, and distribute this<text:line-break/>source code, or portions hereof, for any purpose, without fee, subject<text:line-break/>to the following restrictions:<text:line-break/><text:line-break/>1. The origin of this source code must not be misrepresented.<text:line-break/><text:line-break/>2. Altered versions must be plainly marked as such and must not<text:line-break/> <text:s text:c="2"/>be misrepresented as being the original source.<text:line-break/><text:line-break/>3. This Copyright notice may not be removed or altered from any<text:line-break/> <text:s text:c="2"/>source or altered source distribution.<text:line-break/><text:line-break/>The Contributing Authors and Group 42, Inc. specifically permit, without<text:line-break/>fee, and encourage the use of this source code as a component to<text:line-break/>supporting the PNG file format in commercial products. <text:s/>If you use this<text:line-break/><text:soft-page-break/>source code in a product, acknowledgment is not required but would be<text:line-break/>appreciated.<text:line-break/><text:line-break/><text:line-break/>A "png_get_copyright" function is available, for convenient use in "about"<text:line-break/>boxes and the like:<text:line-break/><text:line-break/> <text:s text:c="2"/>printf("%s",png_get_copyright(NULL));<text:line-break/><text:line-break/>Also, the PNG logo (in PNG format, of course) is supplied in the<text:line-break/>files "pngbar.png" and "pngbar.jpg (88x31) and "pngnow.png" (98x31).<text:line-break/><text:line-break/>Libpng is OSI Certified Open Source Software. <text:s/>OSI Certified Open Source is a<text:line-break/>certification mark of the Open Source Initiative.<text:line-break/><text:line-break/>Glenn Randers-Pehrson<text:line-break/>glennrp at users.sourceforge.net<text:line-break/>February 3, 2011 <text:s/></text:p>
      <text:h text:style-name="Heading_20_2" text:outline-level="2">librsvg</text:h>
      <text:p text:style-name="Standard">The following software may be included in this product: librsvg. Use of any of this software is governed by the terms of the license below:</text:p>
      <text:p text:style-name="Standard"><text:a xlink:type="simple" xlink:href="#9.GNU Library General Public License Version 2|outline">Jump to LGPL Version 2</text:a></text:p>
      <text:h text:style-name="Heading_20_2" text:outline-level="2">libvisio</text:h>
      <text:p text:style-name="Standard">The following software may be included in this product: libvisio.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wpd</text:h>
      <text:p text:style-name="Standard">The following software may be included in this product: libwpd. Use of any of this software is governed by the terms of the license below:</text:p>
      <text:p text:style-name="Standard"><text:a xlink:type="simple" xlink:href="#5.GNU Lesser General Public License Version 2.1|outline">Jump to LGPL Version 2.1</text:a></text:p>
      <text:h text:style-name="Heading_20_2" text:outline-level="2">libwpg</text:h>
      <text:p text:style-name="Standard">The following software may be included in this product: libwpg.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libwps</text:h>
      <text:p text:style-name="Standard">The following software may be included in this product: libwps. Use of any of this software is governed by the terms of the license below:</text:p>
      <text:p text:style-name="Standard"><text:a xlink:type="simple" xlink:href="#5.GNU Lesser General Public License Version 2.1|outline">Jump to LGPL Version 2.1</text:a></text:p>
      <text:h text:style-name="Heading_20_2" text:outline-level="2">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text:soft-page-break/>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Heading_20_2" text:outline-level="2"><text:soft-page-break/>lpsolve</text:h>
      <text:p text:style-name="Standard">The following software may be included in this product: lpsolve. Use of any of this software is governed by the terms of the license below:</text:p>
      <text:p text:style-name="Standard"><text:a xlink:type="simple" xlink:href="#5.GNU Lesser General Public License Version 2.1|outline">Jump to LGPL Version 2.1</text:a></text:p>
      <text:h text:style-name="Heading_20_2" text:outline-level="2">Lucene</text:h>
      <text:p text:style-name="Standard">The following software may be included in this product: Lucene. Use of any of this software is governed by the terms of the license below:</text:p>
      <text:p text:style-name="P1">Apache Lucene<text:line-break/>Copyright 2006 The Apache Software Foundation</text:p>
      <text:p text:style-name="Standard"><text:span text:style-name="T3">This product includes software developed by The Apache Software Foundation </text:span><text:span text:style-name="T3">(</text:span><text:a xlink:type="simple" xlink:href="http://www.apache.org/">http://www.apache.org/</text:a><text:span text:style-name="T3">).</text:span></text:p>
      <text:p text:style-name="Standard"><text:span text:style-name="T3">The snowball stemmers in contrib/snowball/src/java/net/sf/snowball were developed by Martin Porter and Richard Boulton. The full snowball package is available from </text:span><text:a xlink:type="simple" xlink:href="http://snowball.tartarus.org/">http://snowball.tartarus.org/</text:a></text:p>
      <text:p text:style-name="Standard"><text:a xlink:type="simple" xlink:href="#9.Apache License|outline">Jump to Apache License Version 2.0</text:a></text:p>
      <text:h text:style-name="P69" text:outline-level="2">mdds</text:h>
      <text:p text:style-name="P1">The following software may be included in this product: mdds. Use of any of this software is governed by the terms of the license below:</text:p>
      <text:p text:style-name="P1">Copyright (c) 2010 Kohei Yoshida</text:p>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The above copyright notice and this permission notice shall be included in all copies or substantial portions of the Software.</text:p>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text:soft-page-break/>Microsoft Visual C++ 2008 Runtime Libraries</text:h>
      <text:p text:style-name="Standard">The following software may be included in this product: Microsoft Visual C++ 2008 Runtime Libraries. Use of any of this software is governed by the terms of the license below:</text:p>
      <text:p text:style-name="Standard">MICROSOFT SOFTWARE LICENSE TERMS</text:p>
      <text:p text:style-name="Standard">MICROSOFT VISUAL C++ 2008 RUNTIME LIBRARIES (X86, IA64 AND X64), SERVICE PACK 1</text:p>
      <text:p text:style-name="Standard">These license terms are an agreement between Microsoft Corporation (or based on where you live, one of its affiliates) and you. <text:s/>Please read them. <text:s/>They apply to the software named above, which includes the media on which you received it, if any. <text:s/>The terms also apply to any Microsoft</text:p>
      <text:p text:style-name="Standard">• updates,</text:p>
      <text:p text:style-name="Standard">• supplements,</text:p>
      <text:p text:style-name="Standard">• Internet-based services, and</text:p>
      <text:p text:style-name="Standard">• support services</text:p>
      <text:p text:style-name="Standard">for this software, unless other terms accompany those items. <text:s/>If so, those terms apply.</text:p>
      <text:p text:style-name="Standard">BY USING THE SOFTWARE, YOU ACCEPT THESE TERMS. <text:s/>IF YOU DO NOT ACCEPT THEM, DO NOT USE THE SOFTWARE.</text:p>
      <text:p text:style-name="Standard">If you comply with these license terms, you have the rights below.</text:p>
      <text:p text:style-name="Standard">1. INSTALLATION AND USE RIGHTS. <text:s/>You may install and use any number of copies of the software on your devices.</text:p>
      <text:p text:style-name="Standard">2. SCOPE OF LICENSE. <text:s/>The software is licensed, not sold. This agreement only gives you some rights to use the software. <text:s/>Microsoft reserves all other rights. <text:s/>Unless applicable law gives you more rights despite this limitation, you may use the software only as expressly permitted in this agreement. <text:s/>In doing so, you must comply with any technical limitations in the software that only allow you to use it in certain ways. <text:s text:c="3"/>You may not</text:p>
      <text:p text:style-name="Standard">• disclose the results of any benchmark tests of the software to any third party without Microsoft’s prior written approval;</text:p>
      <text:p text:style-name="Standard">• work around any technical limitations in the software;</text:p>
      <text:p text:style-name="Standard">• reverse engineer, decompile or disassemble the software, except and only to the extent that applicable law expressly permits, despite this limitation;</text:p>
      <text:p text:style-name="Standard"><text:soft-page-break/>• make more copies of the software than specified in this agreement or allowed by applicable law, despite this limitation;</text:p>
      <text:p text:style-name="Standard">• publish the software for others to copy;</text:p>
      <text:p text:style-name="Standard">• rent, lease or lend the software;</text:p>
      <text:p text:style-name="Standard">• transfer the software or this agreement to any third party; or</text:p>
      <text:p text:style-name="Standard">• use the software for commercial software hosting services.</text:p>
      <text:p text:style-name="Standard">3. BACKUP COPY. <text:s/>You may make one backup copy of the software. <text:s/>You may use it only to reinstall the software.</text:p>
      <text:p text:style-name="Standard">4. DOCUMENTATION. <text:s/>Any person that has valid access to your computer or internal network may copy and use the documentation for your internal, reference purposes.</text:p>
      <text:p text:style-name="Standard">5. EXPORT RESTRICTIONS. <text:s/>The software is subject to United States export laws and regulations. <text:s/>You must comply with all domestic and international export laws and regulations that apply to the software. <text:s/>These laws include restrictions on destinations, end users and end use. <text:s/>For additional information, see www.microsoft.com/exporting.</text:p>
      <text:p text:style-name="Standard">6. SUPPORT SERVICES. Because this software is “as is,” we may not provide support services for it.</text:p>
      <text:p text:style-name="Standard">7. ENTIRE AGREEMENT. <text:s/>This agreement, and the terms for supplements, updates, Internet-based services and support services that you use, are the entire agreement for the software and support services.</text:p>
      <text:p text:style-name="Standard">8. APPLICABLE LAW.</text:p>
      <text:p text:style-name="Standard">a. United States. <text:s/>If you acquired the software in the United States, Washington state law governs the interpretation of this agreement and applies to claims for breach of it, regardless of conflict of laws principles. <text:s/>The laws of the state where you live govern all other claims, including claims under state consumer protection laws, unfair competition laws, and in tort.</text:p>
      <text:p text:style-name="Standard">b. Outside the United States. <text:s/>If you acquired the software in any other country, the laws of that country apply.</text:p>
      <text:p text:style-name="Standard">9. LEGAL EFFECT. <text:s/>This agreement describes certain legal rights. <text:s/>You may have other rights under the laws of your country. <text:s/>You may also have rights with respect to the party from whom you acquired the software. <text:s/>This agreement does not change your rights under the laws of your country if the laws of your country do not permit it to do so.</text:p>
      <text:p text:style-name="Standard">10. DISCLAIMER OF WARRANTY. <text:s text:c="2"/>THE SOFTWARE IS LICENSED “AS-IS.” <text:s/><text:soft-page-break/>YOU BEAR THE RISK OF USING IT. <text:s/>MICROSOFT GIVES NO EXPRESS WARRANTIES, GUARANTEES OR CONDITIONS. <text:s/>YOU MAY HAVE ADDITIONAL CONSUMER RIGHTS UNDER YOUR LOCAL LAWS WHICH THIS AGREEMENT CANNOT CHANGE. <text:s/>TO THE EXTENT PERMITTED UNDER YOUR LOCAL LAWS, MICROSOFT EXCLUDES THE IMPLIED WARRANTIES OF MERCHANTABILITY, FITNESS FOR A PARTICULAR PURPOSE AND NON-INFRINGEMENT.</text:p>
      <text:p text:style-name="Standard">11. LIMITATION ON AND EXCLUSION OF REMEDIES AND DAMAGES. <text:s/>YOU CAN RECOVER FROM MICROSOFT AND ITS SUPPLIERS ONLY DIRECT DAMAGES UP TO U.S. $5.00. <text:s/>YOU CANNOT RECOVER ANY OTHER DAMAGES, INCLUDING CONSEQUENTIAL, LOST PROFITS, SPECIAL, INDIRECT OR INCIDENTAL DAMAGES.</text:p>
      <text:p text:style-name="Standard">This limitation applies to</text:p>
      <text:p text:style-name="Standard">• anything related to the software, services, content (including code) on third party Internet sites, or third party programs; and</text:p>
      <text:p text:style-name="Standard">• claims for breach of contract, breach of warranty, guarantee or condition, strict liability, negligence, or other tort to the extent permitted by applicable law.</text:p>
      <text:p text:style-name="Standard">It also applies even if Microsoft knew or should have known about the possibility of the damages. <text:s/>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MyThes</text:h>
      <text:p text:style-name="Standard">The following software may be included in this product: MyThes. Use of any of this software is governed by the terms of the license below:</text:p>
      <text:p text:style-name="Standard"><text:soft-page-break/>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text:soft-page-break/>Services (NSS). Use of any of this software is governed by the terms of the license below:</text:p>
      <text:p text:style-name="Standard"><text:a xlink:type="simple" xlink:href="#10.Mozilla Public License Version 1.1|outline">Jump to MPL 1.1</text:a></text:p>
      <text:h text:style-name="Heading_20_2" text:outline-level="2">OpenSSL</text:h>
      <text:p text:style-name="Standard">The following software may be included in this product: OpenSSL. Use of any of this software is governed by the terms of the license below:</text:p>
      <text:p text:style-name="Standard">The OpenSSL toolkit stays under a dual license, i.e. both the conditions of the OpenSSL License 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32457492" text:style-name="L12">
        <text:list-item>
          <text:p text:style-name="P27">Redistribution of source code must retain the above copyright notice, this list of conditions and the following disclaimer.</text:p>
        </text:list-item>
        <text:list-item>
          <text:p text:style-name="P27">Redistribution in binary form must reproduce the above copyright notice, this list of conditions and the following disclaimer in the documentation and/or other materials provided with the distribution.</text:p>
        </text:list-item>
        <text:list-item>
          <text:p text:style-name="P27">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27">The names "OpenSSL Toolkit" and "OpenSSL Project" must not be used to endorse or promote products derived from this software without prior written permission. For written permission, please contact openssl-core@openssl.org.</text:p>
        </text:list-item>
        <text:list-item>
          <text:p text:style-name="P27">Products derived from this software may not be called "OpenSSL" nor may "OpenSSL" appear in their names without prior written permission of the OpenSSL Project.</text:p>
        </text:list-item>
        <text:list-item>
          <text:p text:style-name="P27">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ext:soft-page-break/>THIS SOFTWARE IS PROVIDED BY THE OpenSSL PROJECT ``AS IS'' AND ANY EXPRESSED OR IMPLIED WARRANTIES, INCLUDING, BUT NOT LIMITED TO, THE IMPLIED WARRANTIES OF MERCHANTABILITY AND FITNESS FOR A PARTICULAR PURPOSE ARE DISCLAIMED. IN NO EVENT SHALL THE OpenSSL PROJECT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Original SSLeay License</text:h>
      <text:p text:style-name="Standard">Copyright (C) 1995-1998 Eric Young (eay@cryptsoft.com) All rights reserved.</text:p>
      <text:p text:style-name="Standard">This package is an SSL implementation written by Eric Young (<text:a xlink:type="simple" xlink:href="mailto:eay@cryptsoft.com">eay@cryptsoft.com</text:a>).<text:line-break/>The implementation was written so as to conform with Netscapes SSL.</text:p>
      <text:p text:style-name="Standard">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32453073" text:style-name="L13">
        <text:list-item>
          <text:p text:style-name="P28">Redistribution of source code must retain the copyright notice, this list of conditions and the following disclaimer.</text:p>
        </text:list-item>
        <text:list-item>
          <text:p text:style-name="P28">Redistribution in binary form must reproduce the above copyright notice, this list of conditions and the following disclaimer in the documentation and/or other materials provided with the distribution.</text:p>
        </text:list-item>
        <text:list-item>
          <text:p text:style-name="P28"><text:soft-page-break/>All advertising materials mentioning features or use of this software must display the following acknowledgment: "This product includes cryptographic software written by Eric Young (eay@cryptsoft.com)" The word 'cryptographic' can be left out if the routines from the library being used are not cryptographic related :-).</text:p>
        </text:list-item>
        <text:list-item>
          <text:p text:style-name="P28">If you include any Windows specific code (or a derivative thereof) from the apps directory (application code) you must include an acknowledgment: "This product includes software written by Tim 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cannot be changed. i.e. this code cannot simply be copied and put under another distribution license [including the GNU Public License.]</text:p>
      <text:h text:style-name="Heading_20_2" text:outline-level="2">pango</text:h>
      <text:p text:style-name="Standard">The following software may be included in this product: pango. Use of any of this software is governed by the terms of the license below:</text:p>
      <text:p text:style-name="Standard"><text:a xlink:type="simple" xlink:href="#9.GNU Library General Public License Version 2|outline">Jump to LGPL Version 2</text:a></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text:soft-page-break/>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Platform SDK Redistributable: GDI+</text:h>
      <text:p text:style-name="Standard">The following software may be included in this product: Platform SDK Redistributable: GDI+ (gdiplus.dll). Use of any of this software is governed by the terms of the license below:</text:p>
      <text:p text:style-name="Standard">PLEASE NOTE: Microsoft Corporation (or based on where you live, one of its affiliates) licenses this supplement to you. The supplement is identified for use with one or more Microsoft operating system products (the 'software'). You may use a copy of this supplement with each validly licensed copy of the software. You may not use it if you do not have a license for the software. The license terms for the software apply to your use of this supplement. To read <text:soft-page-break/>the license terms, go to <text:a xlink:type="simple" xlink:href="http://www.microsoft.com/useterms">www.microsoft.com/useterms</text:a>.</text:p>
      <text:p text:style-name="Standard">Microsoft provides support services for the supplement as described at <text:a xlink:type="simple" xlink:href="../../C:/Documents%20and%20Settings/timar/Dokumentumok/www.support.%20microsoft.com/common/international.aspx">www.support. microsoft.com/common/international.aspx</text:a>.</text:p>
      <text:p text:style-name="Standard">EULAID:HFX_RM.1_GDR_NRL_EN</text:p>
      <text:h text:style-name="Heading_20_2" text:outline-level="2">PostgreSQL</text:h>
      <text:p text:style-name="Standard">The following software may be included in this product: PostgreSQL. Use of any of this software is governed by the terms of the license below:</text:p>
      <text:p text:style-name="Standard">PostgreSQL is released under the PostgreSQL License, a liberal Open Source license, similar to the BSD or MIT licenses.</text:p>
      <text:p text:style-name="Standard">PostgreSQL Database Management System<text:line-break/>(formerly known as Postgres, then as Postgres95)</text:p>
      <text:p text:style-name="Standard">Portions Copyright (c) 1996-2012, The PostgreSQL Global Development Group</text:p>
      <text:p text:style-name="Standard">Portions Copyright (c) 1994, The Regents of the University of California</text:p>
      <text:p text:style-name="Standard">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Standard">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Standard">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h text:style-name="Heading_20_2" text:outline-level="2">Python</text:h>
      <text:p text:style-name="Standard">The following software may be included in this product: Python. Use of any of this software is governed by the terms of the license below:</text:p>
      <text:h text:style-name="Heading_20_3" text:outline-level="3">PSF LICENSE AGREEMENT FOR PYTHON 2.3</text:h>
      <text:p text:style-name="Standard">1. This LICENSE AGREEMENT is between the Python Software Foundation <text:soft-page-break/>("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1. This LICENSE AGREEMENT is between BeOpen.com ("BeOpen"), having an office at 160 Saratoga Avenue, Santa Clara, CA 95051, and the Individual or <text:soft-page-break/>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2. Subject to the terms and conditions of this License Agreement, CNRI <text:soft-page-break/>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and Licensee. <text:s/>This License Agreement does not grant permission to use CNRI <text:soft-page-break/>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asqal RDF Query Library</text:h>
      <text:p text:style-name="Standard">The following software may be included in this product: Rasqal RDF Query <text:soft-page-break/>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text:soft-page-break/>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WARRANTY; without 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axon (B)</text:h>
      <text:p text:style-name="Standard">The following software may be included in this product: Saxon (B). Use of any of this software is governed by the terms of the license below:</text:p>
      <text:p text:style-name="Standard"><text:a xlink:type="simple" xlink:href="#10.Mozilla Public License Version 1.1|outline">Jump to MPL Version 1.1</text:a></text:p>
      <text:h text:style-name="Heading_20_2" text:outline-level="2">Stax</text:h>
      <text:p text:style-name="Standard">The following software may be included in this product: Stax API. Use of any of this software is governed by the terms of the license below:</text:p>
      <text:p text:style-name="Standard"><text:a xlink:type="simple" xlink:href="#11.Apache License|outline">Jump to Apache License Version 2.0</text:a></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text:soft-page-break/>License Agreement</text:h>
      <text:p text:style-name="Standard"><text:span text:style-name="T2">Boris Fomitchev</text:span> grants <text:span text:style-name="T2">Licensee</text:span> a non-exclusive, non-transferable, royalty-free license to use <text:span text:style-name="T2">STLport</text:span> and its documentation without fee.</text:p>
      <text:p text:style-name="Standard">By downloading, using, or copying <text:span text:style-name="T2">STLport</text:span> or any portion thereof, <text:span text:style-name="T2">Licensee</text:span> agrees to abide by the intellectual property laws and all other applicable laws of the United States of America, and to all of the terms and conditions of this Agreement.</text:p>
      <text:p text:style-name="Standard"><text:span text:style-name="T2">Licensee</text:span> shall maintain the following copyright and permission notices on <text:span text:style-name="T2">STLport </text:span>sources and its documentation unchanged:</text:p>
      <text:p text:style-name="P2">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2">Licensee</text:span> may distribute binaries compiled with <text:span text:style-name="T2">STLport</text:span> (whether original or modified) without any royalties or restrictions.</text:p>
      <text:p text:style-name="Standard">The <text:span text:style-name="T2">Licensee</text:span> may distribute original or modified <text:span text:style-name="T2">STLport</text:span> sources, provided that:</text:p>
      <text:list xml:id="list32456331" text:style-name="L14">
        <text:list-item>
          <text:p text:style-name="P29">The conditions indicated in the above permission notice are met;</text:p>
        </text:list-item>
        <text:list-item>
          <text:p text:style-name="P29">The following copyright notices are retained when present, and conditions provided in accompanying permission notices are met:</text:p>
        </text:list-item>
      </text:list>
      <text:p text:style-name="Standard">Copyright 1994 Hewlett-Packard Company</text:p>
      <text:p text:style-name="Standard">Copyright 1996,97 Silicon Graphics Computer Systems, Inc.</text:p>
      <text:p text:style-name="Standard">Copyright 1997 Moscow Center for SPARC Technology.</text:p>
      <text:p text:style-name="P13">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13">Permission to use, copy, modify, distribute and sell this software and its documentation for any purpose is hereby granted without fee, provided that the above copyright notice appear in all copies and that both that copyright notice and <text:soft-page-break/>this permission notice appear in supporting documentation. Silicon Graphics makes no representations about the suitability of this software for any purpose. It is provided "as is" without express or implied warranty.</text:p>
      <text:p text:style-name="Quotations"><text:span text:style-name="T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text:span><text:span text:style-name="T6">SPARC Technology makes no representations about the suitability of this software for any purpose. It is provided "as is" without express or implied warranty.</text:span></text:p>
      <text:h text:style-name="Heading_20_2" text:outline-level="2">The Gimp Toolkit (GTK+)</text:h>
      <text:p text:style-name="Standard">The following software may be included in this product: GTK+ (The Gimp Toolkit). Use of any of this software is governed by the terms of the license below:</text:p>
      <text:p text:style-name="Standard"><text:a xlink:type="simple" xlink:href="#7.GNU Lesser General Public License Version 2.1|outline">Jump to LGPL Version 2.1</text:a></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text:soft-page-break/>Unicode CLDR data repository</text:h>
      <text:p text:style-name="Standard">The following software may be included in this product: Unicode's CLDR data repository. Use of any of this software is governed by the terms of the license 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a xlink:type="simple" xlink:href="#7.GNU Lesser General Public License Version 2.1|outline">Jump to LGPL Version 2.1</text:a></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ext:soft-page-break/>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text:soft-page-break/>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CSS (SAC).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oft-page-break/><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2462040" text:style-name="L15">
        <text:list-item>
          <text:p text:style-name="P30">The full text of this NOTICE in a location viewable to users of the redistributed or derivative work.</text:p>
        </text:list-item>
        <text:list-item>
          <text:p text:style-name="P30">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0">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text:soft-page-break/>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below:</text:p>
      <text:h text:style-name="Heading_20_3" text:outline-level="3">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text:soft-page-break/>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MPL are fulfilled for such portions.</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text:soft-page-break/>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WARRANTIES OF MERCHANTABILITY, FITNESS FOR A PARTICULAR PURPOSE AND NONINFRINGEMENT. <text:s/>IN NO EVENT SHALL NORMAN 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text:soft-page-break/>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2. Altered source versions must be plainly marked as such, and must not be misrepresented as being the original software.</text:p>
      <text:p text:style-name="Standard">3. This notice may not be removed or altered from any source distribution.</text:p>
      <text:p text:style-name="P14">LibreOffice uses unzip.c from zlib's contrib/minizip directory. This file was derived from Info-ZIP's unzip.c, which is under the Info-ZIP License:</text:p>
      <text:p text:style-name="Standard"><text:span text:style-name="T1">This is version 2007-Mar-4 of the Info-ZIP license. The definitive version of this document should be available at </text:span><text:a xlink:type="simple" xlink:href="ftp://ftp.info-zip.org/pub/infozip/license.html">ftp://ftp.info-zip.org/pub/infozip/license.html</text:a><text:span text:style-name="T1"> indefinitely and a copy at </text:span><text:a xlink:type="simple" xlink:href="http://www.info-zip.org/pub/infozip/license.html">http://www.info-zip.org/pub/infozip/license.html</text:a><text:span text:style-name="T1">.</text:span></text:p>
      <text:p text:style-name="Standard">Copyright (c) 1990-2007 Info-ZIP. All rights reserved.</text:p>
      <text:p text:style-name="Standard">For the purposes of this copyright and license, "Info-ZIP" is defined as the following set of individuals:</text:p>
      <text:p text:style-name="P10">Mark Adler, John Bush, Karl Davis, Harald Denker, Jean-Michel Dubois, Jean-loup Gailly, Hunter Goatley, Ed Gordon, Ian Gorman, Chris Herborth, Dirk Haase, Greg Hartwig, Robert Heath, Jonathan Hudson, Paul Kienitz, David Kirschbaum, Johnny Lee, Onno van der Linden, Igor Mandrichenko, Steve P. Miller, Sergio Monesi, Keith Owens, George Petrov, Greg Roelofs, Kai Uwe Rommel, Steve Salisbury, Dave Smith, Steven M. Schweda, Christian Spieler, Cosmin Truta, Antoine Verheijen, Paul von Behren, Rich Wales, Mike White.</text:p>
      <text:p text:style-name="Standard"><text:soft-page-break/>This software is provided "as is," without warranty of any kind, express or implied. In no event shall Info-ZIP or its contributors be held liable for any direct, indirect, incidental, special or consequential damages arising out of the use of or inability to use this software.</text:p>
      <text:p text:style-name="Standard">Permission is granted to anyone to use this software for any purpose, including commercial applications, and to alter it and redistribute it freely, subject to the above disclaimer and the following restrictions:</text:p>
      <text:list xml:id="list32458497" text:style-name="L16">
        <text:list-item>
          <text:p text:style-name="P31">Redistributions of source code (in whole or in part) must retain the above copyright notice, definition, disclaimer, and this list of conditions.</text:p>
        </text:list-item>
        <text:list-item>
          <text:p text:style-name="P31">Redistributions in binary form (compiled executables and libraries) must reproduce the above copyright notice, definition, disclaimer, and this list of conditions in documentation and/or other materials provided with the distribution. The sole exception to this condition is redistribution of a standard UnZipSFX binary (including SFXWiz) as part of a self-extracting archive; that is permitted without inclusion of this license, as long as the normal SFX banner has not been removed from the binary or disabled.</text:p>
        </text:list-item>
        <text:list-item>
          <text:p text:style-name="P31">Altered versions--including, but not limited to, ports to new operating systems, existing ports with new graphical interfaces, versions with modified or added functionality, and dynamic, shared, or static library versions not from Info-ZIP--must be plainly marked as such and must not be misrepresented as being the original source or, if binaries, compiled from the original source. Such altered versions also must not be misrepresented as being Info-ZIP releases--including, but not limited to, labeling of the altered versions with the names "Info-ZIP" (or any variation thereof, including, but not limited to, different capitalizations), "Pocket UnZip," "WiZ" or "MacZip" without the explicit permission of Info-ZIP. Such altered versions are further prohibited from misrepresentative use of the Zip-Bugs or Info-ZIP e-mail addresses or the Info-ZIP URL(s), such as to imply Info-ZIP will provide support for the altered versions.</text:p>
        </text:list-item>
        <text:list-item>
          <text:p text:style-name="P32">Info-ZIP retains the right to use the names "Info-ZIP," "Zip," "UnZip," "UnZipSFX," "WiZ," "Pocket UnZip," "Pocket Zip," and "MacZip" for its own source and binary releases.</text:p>
        </text:list-item>
      </text:list>
      <text:h text:style-name="P67" text:outline-level="1"><text:bookmark-start text:name="__RefHeading__12191_1300998327"/>Extensions<text:bookmark-end text:name="__RefHeading__12191_1300998327"/></text:h>
      <text:p text:style-name="Standard">Only third party extensions are listed here whose source code is not in the LibreOffice tree.</text:p>
      <text:h text:style-name="Heading_20_2" text:outline-level="2">Barcode</text:h>
      <text:p text:style-name="Standard">The following software may be included in this product: Barcode. Use of any of this software is governed by the terms of the license below:</text:p>
      <text:p text:style-name="Standard">Copyright (C) Dániel Darabos and Kálmán Szalai</text:p>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Heading_20_2" text:outline-level="2">Convert Text to Number</text:h>
      <text:p text:style-name="Standard">The following software may be included in this product: Convert Text to Number. Use of any of this software is governed by the terms of the license below:</text:p>
      <text:p text:style-name="Standard">Copyright (C) 2008/2009 - Cor Nouws</text:p>
      <text:p text:style-name="Standard"><text:a xlink:type="simple" xlink:href="#7.GNU Lesser General Public License Version 3|outline">Jump to LGPL Version 3</text:a></text:p>
      <text:h text:style-name="Heading_20_2" text:outline-level="2">Diagram</text:h>
      <text:p text:style-name="Standard">The following software may be included in this product: Diagram.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OpenOffice.org2GoogleDocs - export &amp; import to Google Docs, Zoho, WebDAV</text:h>
      <text:p text:style-name="Standard">The following software may be included in this product: OpenOffice.org2GoogleDocs - export &amp; import to Google Docs, Zoho, WebDAV. Use of any of this software is governed by the terms of the license below:</text:p>
      <text:p text:style-name="Standard"><text:soft-page-break/>Copyright © Przemyslaw Rumik</text:p>
      <text:p text:style-name="Standard"><text:a xlink:type="simple" xlink:href="#7.GNU Lesser General Public License Version 3|outline">Jump to LGPL Version 3</text:a></text:p>
      <text:h text:style-name="P71" text:outline-level="2">Hungarian cross-reference toolbar</text:h>
      <text:p text:style-name="Standard">The following software may be included in this product: Hungarian cross-reference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LanguageTool Grammar Checker</text:h>
      <text:p text:style-name="Standard">The following software may be included in this product: LanguageTool Grammar Checker. Use of any of this software is governed by the terms of the license below:</text:p>
      <text:p text:style-name="Standard"><text:a xlink:type="simple" xlink:href="#7.GNU Lesser General Public License Version 3|outline">Jump to LGPL Version 3</text:a></text:p>
      <text:h text:style-name="Heading_20_2" text:outline-level="2">Lightproof Grammar Checker</text:h>
      <text:p text:style-name="Standard">The following software may be included in this product: Lightproof Grammar Checke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Numbertext</text:h>
      <text:p text:style-name="Standard">The following software may be included in this product: Numbertext. Use of any of this software is governed by the terms of the license below:</text:p>
      <text:p text:style-name="Standard">License: LGPL/BSD dual-license, 2009-2010 (C) László Németh (nemeth at openoffice dot org)</text:p>
      <text:p text:style-name="Standard">Numbertext language data (Soros programs):</text:p>
      <text:p text:style-name="Standard">LGPL/BSD dual-license, 2009-2010 (C) László Németh et al. (see AUTHORS)</text:p>
      <text:p text:style-name="Standard">Serbian modules:</text:p>
      <text:p text:style-name="Standard">CC/LGPL/BSD tri-license, 2009 (C) Goran Rakić (grakic at devbase dot net)</text:p>
      <text:p text:style-name="Standard">Note: for full distribution with specifications, IDE and JavaScript implementation, see <text:a xlink:type="simple" xlink:href="http://NUMBERTEXT.org/">http://NUMBERTEXT.org</text:a></text:p>
      <text:p text:style-name="Standard"><text:soft-page-break/>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Heading_20_2" text:outline-level="2">OpenOffice.org Blogger – Metaweblog support</text:h>
      <text:p text:style-name="Standard">The following software may be included in this product: OpenOffice.org Blogger. Use of any of this software is governed by the terms of the license below:</text:p>
      <text:p text:style-name="Standard">Copyright © Caolán McNamara (2009) <text:a xlink:type="simple" xlink:href="mailto:caolanm@redhat.com">caolanm@redhat.com</text:a></text:p>
      <text:p text:style-name="Standard">Licensed under LGPLv3 or later.</text:p>
      <text:p text:style-name="Standard"><text:a xlink:type="simple" xlink:href="#7.GNU Lesser General Public License Version 3|outline">Jump to LGPL Version 3</text:a></text:p>
      <text:h text:style-name="Heading_20_2" text:outline-level="2">Solver for Nonlinear Programming</text:h>
      <text:p text:style-name="Standard">The following software may be included in this product: zlib. Use of any of this software is governed by the terms of the license below:</text:p>
      <text:p text:style-name="Standard">Copyright 2009 by Sun Microsystems, Inc.</text:p>
      <text:p text:style-name="Standard"><text:a xlink:type="simple" xlink:href="#7.GNU Lesser General Public License Version 3|outline">Jump to LGPL Version 3</text:a></text:p>
      <text:h text:style-name="Heading_20_2" text:outline-level="2">Typography Toolbar</text:h>
      <text:p text:style-name="Standard">The following software may be included in this product: Typography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Validator</text:h>
      <text:p text:style-name="Standard">The following software may be included in this product: Validator.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WatchWindow</text:h>
      <text:p text:style-name="Standard">The following software may be included in this product: WatchWindow. Use of any of this software is governed by the terms of the license below:</text:p>
      <text:p text:style-name="Standard">Copyright © Tibor Hornyák and OxygenOffice Professional Team - <text:a xlink:type="simple" xlink:href="http://ooop.sf.net/">http://ooop.sf.net/</text:a></text:p>
      <text:p text:style-name="Standard"><text:soft-page-break/><text:a xlink:type="simple" xlink:href="#7.GNU Lesser General Public License Version 3|outline">Jump to LGPL Version 3</text:a></text:p>
      <text:h text:style-name="P67" text:outline-level="1"><text:bookmark-start text:name="__RefHeading__6872_404019354"/>Fonts<text:bookmark-end text:name="__RefHeading__6872_404019354"/></text:h>
      <text:h text:style-name="Heading_20_2" text:outline-level="2">Adobe PostScript® AFM files</text:h>
      <text:p text:style-name="Standard">The following software may be included in this product: PostScript® AFM Files. Use of any of this software is governed by the terms of the license below:</text:p>
      <text:p text:style-name="Standard">Adobe Core 35 AFM Files with 314 Glyph Entries</text:p>
      <text:p text:style-name="Standard">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Heading_20_2" text:outline-level="2"><text:bookmark-start text:name="__RefHeading__12193_1300998327"/>Deja Vu<text:bookmark-end text:name="__RefHeading__12193_1300998327"/></text:h>
      <text:p text:style-name="Standard">The following software may be included in this product: Deja Vu fonts. Use of any of this software is governed by the terms of the license below:</text:p>
      <text:p text:style-name="Standard">Fonts are (c) Bitstream (see below). DejaVu changes are in public domain. Glyphs imported from Arev fonts are (c) Tavmjong Bah (see below)</text:p>
      <text:h text:style-name="Heading_20_3" text:outline-level="3"><text:bookmark-start text:name="__RefHeading__12195_1300998327"/>Bitstream Vera Fonts Copyright<text:bookmark-end text:name="__RefHeading__12195_1300998327"/></text:h>
      <text:p text:style-name="Standard">Copyright (c) 2003 by Bitstream, Inc. All Rights Reserved. Bitstream Vera is a trademark of Bitstream, Inc.</text:p>
      <text:p text:style-name="Standard">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Standard">This License becomes null and void to the extent applicable to Fonts or Font Software that has been modified and is distributed under the "Bitstream Vera" names.</text:p>
      <text:p text:style-name="Standard"><text:soft-page-break/>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Heading_20_3" text:outline-level="3"><text:bookmark-start text:name="__RefHeading__12197_1300998327"/>Arev Fonts Copyright<text:bookmark-end text:name="__RefHeading__12197_1300998327"/></text:h>
      <text:p text:style-name="Standard">Copyright (c) 2006 by Tavmjong Bah. All Rights Reserved.</text:p>
      <text:p text:style-name="Standard">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Standard">This License becomes null and void to the extent applicable to Fonts or Font Software that has been modified and is distributed under the "Tavmjong Bah Arev" names.</text:p>
      <text:p text:style-name="Standard">The Font Software may be sold as part of a larger software package but no copy of one or more of the Font Software typefaces may be sold by itself.</text:p>
      <text:p text:style-name="Standard">THE FONT SOFTWARE IS PROVIDED "AS IS", WITHOUT WARRANTY OF <text:soft-page-break/>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 of Tavmjong Bah shall not be used in advertising or otherwise to promote the sale, use or other dealings in this Font Software without prior written authorization from Tavmjong Bah. For further information, contact: tavmjong @ free . fr.</text:p>
      <text:h text:style-name="Heading_20_2" text:outline-level="2"><text:bookmark-start text:name="__RefHeading__12199_1300998327"/>Gentium<text:bookmark-end text:name="__RefHeading__12199_1300998327"/></text:h>
      <text:p text:style-name="Standard">The following software may be included in this product: Gentium fonts. Use of any of this software is governed by the terms of the license below:</text:p>
      <text:p text:style-name="Standard">Copyright (c) 2003-2008 SIL International (<text:a xlink:type="simple" xlink:href="http://www.sil.org/">http://www.sil.org/</text:a>), with Reserved Font Names "Gentium" and "SIL".</text:p>
      <text:p text:style-name="Standard">This Font Software is licensed under the SIL Open Font License, Version 1.1. This license is copied below, and is also available with a FAQ at: <text:a xlink:type="simple" xlink:href="http://scripts.sil.org/OFL">http://scripts.sil.org/OFL</text:a></text:p>
      <text:h text:style-name="Heading_20_3" text:outline-level="3"><text:bookmark-start text:name="__RefHeading__12201_1300998327"/>SIL OPEN FONT LICENSE Version 1.1 - 1 February 2007<text:bookmark-end text:name="__RefHeading__12201_1300998327"/></text:h>
      <text:p text:style-name="Standard">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Standard">DEFINITIONS "Font Software" refers to the set of files released by the Copyright Holder(s) under this license and clearly marked as such. This may include source files, build scripts and documentation.</text:p>
      <text:p text:style-name="Standard">"Reserved Font Name" refers to any names specified as such after the <text:soft-page-break/>copyright statement(s).</text:p>
      <text:p text:style-name="Standard">"Original Version" refers to the collection of Font Software components as distributed by the Copyright Holder(s).</text:p>
      <text:p text:style-name="Standard">"Modified Version" refers to any derivative made by adding to, deleting, or substituting -- in part or in whole -- any of the components of the Original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Original or Modified Versions, may be sold by itself.</text:p>
      <text:p text:style-name="Standard">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unless explicit written permission is granted by the corresponding Copyright Holder. This restriction only applies to the primary font name as presented to the users.</text:p>
      <text:p text:style-name="Standard">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Standard">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text:soft-page-break/>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Heading_20_2" text:outline-level="2"><text:bookmark-start text:name="__RefHeading__12203_1300998327"/>Liberation<text:bookmark-end text:name="__RefHeading__12203_1300998327"/></text:h>
      <text:p text:style-name="Standard">The following software may be included in this product: Liberation fonts. Use of any of this software is governed by the terms of the license below:</text:p>
      <text:p text:style-name="Standard">This font set had been released under GNU Public License version 2 ("GPLv2") with exceptions.</text:p>
      <text:p text:style-name="Standard"><text:a xlink:type="simple" xlink:href="#4.GNU GENERAL PUBLIC LICENSE VERSION 2|outline">Jump to GPL Version 2</text:a></text:p>
      <text:h text:style-name="Heading_20_3" text:outline-level="3"><text:bookmark-start text:name="__RefHeading__12205_1300998327"/>LICENSE AGREEMENT AND LIMITED PRODUCT WARRANTY<text:line-break/>LIBERATION FONT SOFTWARE<text:bookmark-end text:name="__RefHeading__12205_1300998327"/></text:h>
      <text:p text:style-name="Standard">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Standard">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Standard"><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text:s/>(b)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text:p>
      <text:p text:style-name="Standard"><text:soft-page-break/>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Standard">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Standard">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Standard">5. General. If any provision of this agreement is held to be unenforceable, that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Standard">Copyright © 2007 Red Hat, Inc. All rights reserved. LIBERATION is a trademark of Red Hat, Inc.</text:p>
      <text:h text:style-name="Heading_20_2" text:outline-level="2"><text:bookmark-start text:name="__RefHeading__12207_1300998327"/>Linux Libertine G and Linux Biolinum G<text:bookmark-end text:name="__RefHeading__12207_1300998327"/></text:h>
      <text:p text:style-name="Standard">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Standard">Graphite extension of the original Linux Libertine font was made by Laszlo Nemeth under the same license.<text:lin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text:soft-page-break/>contains the so called "font exception".</text:p>
      <text:p text:style-name="Standard"><text:a xlink:type="simple" xlink:href="#3.GNU GENERAL PUBLIC LICENSE VERSION 2|outline">Jump to GPL version 2</text:a></text:p>
      <text:p text:style-name="Standard">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Additionally our fonts are licensed under the Open Fonts License (see below).</text:p>
      <text:p text:style-name="Standard">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Heading_20_3" text:outline-level="3"><text:bookmark-start text:name="__RefHeading__12209_1300998327"/>SIL OPEN FONT LICENSE Version 1.0 - 22 November 2005<text:bookmark-end text:name="__RefHeading__12209_1300998327"/></text:h>
      <text:p text:style-name="Standard">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Standard">DEFINITIONS "Font Software" refers to any and all of the following: <text:tab/>- font files <text:tab/>- data files <text:tab/>- source code <text:tab/>- build scripts <text:tab/>- documentation</text:p>
      <text:p text:style-name="Standard">"Reserved Font Name" refers to the Font Software name as seen by users and any other names as specified after the copyright statement.</text:p>
      <text:p text:style-name="Standard">"Standard Version" refers to the collection of Font Software components as distributed by the Copyright Holder.</text:p>
      <text:p text:style-name="Standard">"Modified Version" refers to any derivative font software made by adding to, deleting, or substituting -- in part or in whole -- any of the components of the Standard Version, by changing formats or by porting the Font Software to a new environment.</text:p>
      <text:p text:style-name="Standard"><text:soft-page-break/>"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Standard or Modified Versions, may be sold by itself.</text:p>
      <text:p text:style-name="Standard">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Standard">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Standard">5) The Font Software, modified or unmodified, in part or in whole, must be distributed using this license, and may not be distributed under any other licens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67" text:outline-level="1"><text:bookmark-start text:name="__RefHeading__12211_1300998327"/>Dictionaries<text:bookmark-end text:name="__RefHeading__12211_1300998327"/></text:h>
      <text:h text:style-name="Heading_20_2" text:outline-level="2"><text:bookmark-start text:name="__RefHeading__12213_1300998327"/>Afrikaans<text:bookmark-end text:name="__RefHeading__12213_1300998327"/></text:h>
      <text:h text:style-name="Heading_20_3" text:outline-level="3"><text:bookmark-start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start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start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text:soft-page-break/>Arabic</text:h>
      <text:h text:style-name="Heading_20_3" text:outline-level="3">Spelling dictionary</text:h>
      <text:p text:style-name="Standard">The following software may be included in this product: Arabic spelling dictionary. Use of any of this software is governed by the terms of the license below:</text:p>
      <text:p text:style-name="Standard">Author of Hunspell-ar, the arabic dictionary for Hunspell (spellchecker): 2006-2008, Mohamed Kebdani, med.kebdani (at) gmail.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3" text:outline-level="3">Thesaurus</text:h>
      <text:p text:style-name="Standard">The following software may be included in this product: Arabic thesaurus. Use of any of this software is governed by the terms of the license below:</text:p>
      <text:p text:style-name="Standard">2006-2009, Taha Zerrouki, taha_zerrouki at gawab.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2" text:outline-level="2">Aragonese</text:h>
      <text:h text:style-name="Heading_20_3" text:outline-level="3">Spelling dictionary</text:h>
      <text:p text:style-name="Standard">The following software may be included in this product: Aragonese spelling dictionary. Use of any of this software is governed by the terms of the license below:</text:p>
      <text:p text:style-name="Standard"><text:soft-page-break/>Copyright (c) 2011 Santiago Paricio (sparicio&lt;at&gt;gmail&lt;dot&gt;com)<text:line-break/>Copyright (c) 2011 Juan Pablo Martínez (jpmart&lt;at&gt;unizar&lt;dot&gt;es)</text:p>
      <text:p text:style-name="Standard"><text:a xlink:type="simple" xlink:href="#11.Mozilla Public License Version 1.1|outline">MPL1.1</text:a>/<text:a xlink:type="simple" xlink:href="#9.GNU General Public License Version 3|outline">GPLv3+</text:a>/<text:a xlink:type="simple" xlink:href="#7.GNU Lesser General Public License Version 3|outline">LGPLv3+</text:a> Tri-licence</text:p>
      <text:p text:style-name="Standard">Version 0.2 of the wordlist (an_ES.dic) has been built using free corpuses have been used as Wikipedia in Aragonese (<text:a xlink:type="simple" xlink:href="http://an.wikipedia.org/">http://an.wikipedia.org</text:a>) and wordlists obtained from Apertium dictionaries (<text:a xlink:type="simple" xlink:href="http://apertium.svn.sourceforge.net/viewvc/apertium/tags/apertium-es-an/release-2.0/">http://apertium.svn.sourceforge.net/viewvc/apertium/tags/apertium-es-an/release-2.0/</text:a>).</text:p>
      <text:h text:style-name="Heading_20_2" text:outline-level="2"><text:bookmark-start text:name="__RefHeading__12221_1300998327"/>Belarusian<text:bookmark-end text:name="__RefHeading__12221_1300998327"/></text:h>
      <text:h text:style-name="Heading_20_3" text:outline-level="3">Spelling dictionary</text:h>
      <text:p text:style-name="Standard">The following software may be included in this product: Belarusian spelling dictionary. Use of any of this software is governed by the terms of the license below:</text:p>
      <text:p text:style-name="Standard">Creative Commons <text:a xlink:type="simple" xlink:href="#14.Creative Commons Attribution-ShareAlike 3.0 Unported|outline">CC-BY-SA</text:a></text:p>
      <text:p text:style-name="Standard">Author: Mikalai Udodau &lt;mikalai.udodau@gmail.com&gt;<text:line-break/>Origin: Словазбор аўтарскі; арфаграфія паводле ТСБМ-2005</text:p>
      <text:h text:style-name="Heading_20_2" text:outline-level="2">Bengali</text:h>
      <text:h text:style-name="Heading_20_3" text:outline-level="3">Spelling dictionary</text:h>
      <text:p text:style-name="Standard">The following software may be included in this product: Bengali spelling dictionary. Use of any of this software is governed by the terms of the license below:</text:p>
      <text:p text:style-name="Standard"><text:a xlink:type="simple" xlink:href="#12.GNU General Public License Version 2|outline">Jump to GNU GPL version 2.0</text:a></text:p>
      <text:h text:style-name="Heading_20_2" text:outline-level="2">Breton</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An Drouizig" spelling dictionary: <text:a xlink:type="simple" xlink:href="#3.GNU Lesser General Public License Version 3|outline">LGPL</text:a></text:p>
      <text:h text:style-name="Heading_20_2" text:outline-level="2">Bulgarian</text:h>
      <text:h text:style-name="Heading_20_3" text:outline-level="3">Spelling dictionary</text:h>
      <text:p text:style-name="Standard">The following software may be included in this product: Bulgarian spelling dictionary. Use of any of this software is governed by the terms of the license below:</text:p>
      <text:p text:style-name="Standard"><text:soft-page-break/><text:a xlink:type="simple" xlink:href="#12.GNU General Public License Version 2|outline">Jump to GNU GPL version 2.0</text:a></text:p>
      <text:h text:style-name="Heading_20_3" text:outline-level="3">Hyphenation patterns</text:h>
      <text:p text:style-name="Standard">The following software may be included in this product: Bulgarian hyphenation patterns. Use of any of this software is governed by the terms of the license below:</text:p>
      <text:p text:style-name="Standard">Copyright (C) 2001 Anton Zinoviev and Borislav Mitev<text:line-break/>Maintained by Radostin Radnev</text:p>
      <text:p text:style-name="Standard"><text:a xlink:type="simple" xlink:href="#12.GNU General Public License Version 2|outline">Jump to GNU GPL version 2.0</text:a></text:p>
      <text:h text:style-name="Heading_20_3" text:outline-level="3">Thesaurus</text:h>
      <text:p text:style-name="Standard">The following software may be included in this product: Bulgarian thesaurus. Use of any of this software is governed by the terms of the license below:</text:p>
      <text:p text:style-name="Standard">Copyright (C) 2001 Radostin Radnev</text:p>
      <text:p text:style-name="Standard"><text:a xlink:type="simple" xlink:href="#12.GNU General Public License Version 2|outline">Jump to GNU GPL version 2.0</text:a></text:p>
      <text:h text:style-name="Heading_20_2" text:outline-level="2"><text:bookmark-start text:name="__RefHeading__12223_1300998327"/>Catalan<text:bookmark-end text:name="__RefHeading__12223_1300998327"/></text:h>
      <text:h text:style-name="Heading_20_3" text:outline-level="3"><text:bookmark-start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Hyphenation patterns</text:h>
      <text:p text:style-name="Standard">The following software may be included in this product: Catalan hyphenation <text:soft-page-break/>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text:soft-page-break/>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preferably modify this file instead.</text:p>
      <text:p text:style-name="Standard">Modifications were needed in order to support native UTF-8 engines, but 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text:soft-page-break/>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below:</text:p>
      <text:p text:style-name="Standard">Stavekontrolden - Danish dictionary files for Hunspell</text:p>
      <text:p text:style-name="Standard">Version 1.6 - 2010-09-19</text:p>
      <text:p text:style-name="Standard">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32461352" text:style-name="L17">
        <text:list-item>
          <text:p text:style-name="P33"><text:soft-page-break/><text:a xlink:type="simple" xlink:href="#12.GNU General Public License Version 2|outline">GNU GPL version 2.0</text:a></text:p>
        </text:list-item>
        <text:list-item>
          <text:p text:style-name="P33"><text:a xlink:type="simple" xlink:href="#10.GNU Lesser General Public License Version 2.1|outline">GNU LGPL version 2.1</text:a></text:p>
        </text:list-item>
        <text:list-item>
          <text:p text:style-name="P33"><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32540406" text:continue-numbering="true" text:style-name="L17">
        <text:list-item>
          <text:p text:style-name="P33"><text:a xlink:type="simple" xlink:href="#12.GNU General Public License Version 2|outline">GNU GPL version 2.0</text:a></text:p>
        </text:list-item>
        <text:list-item>
          <text:p text:style-name="P33"><text:a xlink:type="simple" xlink:href="#10.GNU Lesser General Public License Version 2.1|outline">GNU LGPL version 2.1</text:a></text:p>
        </text:list-item>
        <text:list-item>
          <text:p text:style-name="P33"><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1. Name: Dutch word list for spell checking - OpenTaal</text:p>
      <text:p text:style-name="Standard">2. Version of words list: 2.00G; version of spell checking: 2.00G.</text:p>
      <text:p text:style-name="Standard"><text:soft-page-break/>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text:soft-page-break/>10.Contact: OpenTaal Foundation, <text:a xlink:type="simple" xlink:href="http://www.opentaal.org/">http://www.opentaal.org</text:a>, bestuur@opentaal.org</text:p>
      <text:h text:style-name="Heading_20_2" text:outline-level="2">German</text:h>
      <text:h text:style-name="Heading_20_3" text:outline-level="3">Spelling dictionary</text:h>
      <text:p text:style-name="Standard">The following software may be included in this product: German spelling 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text:soft-page-break/>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Greek</text:h>
      <text:h text:style-name="Heading_20_3" text:outline-level="3">Spelling dictionary</text:h>
      <text:p text:style-name="Standard">The following software may be included in this product: Greek spelling dictionary. Use of any of this software is governed by the terms of the license below:</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h text:style-name="Heading_20_3" text:outline-level="3">Hyphenation patterns</text:h>
      <text:p text:style-name="Standard">The following software may be included in this product: Greek hyphenation patterns.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he terms of the GNU General Public License as published by the Free <text:soft-page-break/>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
      <text:p text:style-name="Preformatted_20_Text">The collective work is Copyright 2000-2007 by Kevin Atkinson as well</text:p>
      <text:p text:style-name="Preformatted_20_Text"><text:soft-page-break/>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 text:c="2"/>Date: Tue, 11 Jul 2000 19:31:34 +0100</text:p>
      <text:p text:style-name="Preformatted_20_Text"/>
      <text:p text:style-name="Preformatted_20_Text"><text:soft-page-break/><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he name files form the Census report is a government document which I</text:p>
      <text:p text:style-name="Preformatted_20_Text">don't think can be copyrighted.</text:p>
      <text:p text:style-name="Preformatted_20_Text"><text:soft-page-break/></text:p>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he 95 level includes the 354,984 single words and 256,772 compound</text:p>
      <text:p text:style-name="Preformatted_20_Text">words from the MWords package, ABLE.LST from the ENABLE Supplement,</text:p>
      <text:p text:style-name="Preformatted_20_Text"><text:soft-page-break/>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United Kingdom)</text:h>
      <text:h text:style-name="Heading_20_3" text:outline-level="3">Spelling dictionary</text:h>
      <text:p text:style-name="Standard">The following software may be included in this product: English (United <text:soft-page-break/>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spelling dictionary. Use of any of this software is governed by the terms of the license below:</text:p>
      <text:p text:style-name="Standard"><text:a xlink:type="simple" xlink:href="#4.10.1.Spelling dictionary|outline">See English (Canada)</text:a>.</text:p>
      <text:h text:style-name="Heading_20_3" text:outline-level="3">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text:soft-page-break/>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text:p>
      <text:h text:style-name="Heading_20_2" text:outline-level="2">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text:soft-page-break/>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Whenever you use the Product, we request that you inform us by writing to the e-mail address tarkvara@eki.ee or to street address listed below.</text:p>
      <text:p text:style-name="Standard">Institute of the Estonian Language</text:p>
      <text:p text:style-name="Standard">Roosikrantsi 6<text:line-break/>EE-10119 Tallinn<text:line-break/>ESTONIA</text:p>
      <text:p text:style-name="Standard">E-mail: eki@eki.ee<text:line-break/>Phone &amp; Fax: +372-6411443</text:p>
      <text:p text:style-name="Standard"><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text:soft-page-break/>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32459258" text:style-name="L18">
        <text:list-item>
          <text:p text:style-name="P34">MPL: <text:a xlink:type="simple" xlink:href="#13.Mozilla Public License Version 1.1|outline">Mozilla Public License version 1.1</text:a> or higher</text:p>
        </text:list-item>
        <text:list-item>
          <text:p text:style-name="P34">GPL: <text:a xlink:type="simple" xlink:href="#12.GNU General Public License Version 2|outline">GNU General Public License version 2.0</text:a> or higher</text:p>
        </text:list-item>
        <text:list-item>
          <text:p text:style-name="P34">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Author: Conversion author is Paul Pichaureau &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text:soft-page-break/>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Spellchecker files (gl_ES.aff, gl_ES.dic) from Mar Castro Pereiro also developed for Mancomún.</text:p>
      <text:p text:style-name="Standard">Distributed under the GPL License.</text:p>
      <text:p text:style-name="Standard"><text:a xlink:type="simple" xlink:href="#11.GNU General Public License Version 3|outline">Jump to GPL Version 3</text:a></text:p>
      <text:h text:style-name="Heading_20_2" text:outline-level="2">Gujarati</text:h>
      <text:h text:style-name="Heading_20_3" text:outline-level="3">Spelling dictionary</text:h>
      <text:p text:style-name="Standard">The following software may be included in this product: Gujarati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a xlink:type="simple" xlink:href="#11.GNU General Public License Version 3|outline">Jump to GPL Version 3</text:a></text:p>
      <text:h text:style-name="Heading_20_2" text:outline-level="2"><text:soft-page-break/>Hindi</text:h>
      <text:p text:style-name="Standard">The following software may be included in this product: Hindi spelling dictionary. Use of any of this software is governed by the terms of the license below:</text:p>
      <text:p text:style-name="Standard">GNU Aspell Hindi Word List Package<text:line-break/>Copyright © 2005 Swapnil {Hajare, Sant} &lt;<text:a xlink:type="simple" xlink:href="mailto:janabhaaratii@ncst.ernet.in">janabhaaratii@ncst.ernet.in</text:a>&g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Conversion made by Laszlo Nemeth, for demonstration of Hunspell Unicode support.</text:p>
      <text:p text:style-name="Standard"><text:a xlink:type="simple" xlink:href="#7.GNU General Public License Version 2|outline">Jump to GPL Version 2</text:a></text:p>
      <text:h text:style-name="Heading_20_2" text:outline-level="2">Hungarian</text:h>
      <text:h text:style-name="Heading_20_3" text:outline-level="3">Spelling dictionary</text:h>
      <text:p text:style-name="Standard">The following software may be included in this product: Hungarian spelling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ext:soft-page-break/>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Copyright (C) 2009, László Németh</text:p>
      <text:p text:style-name="Standard"><text:a xlink:type="simple" xlink:href="#7.GNU General Public License Version 2|outline">Jump to GPL Version 2</text:a></text:p>
      <text:h text:style-name="Heading_20_2" text:outline-level="2">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a xlink:type="simple" xlink:href="#11.GNU General Public License Version 3|outline">Jump to GPL Version 3</text:a></text:p>
      <text:h text:style-name="Heading_20_3" text:outline-level="3">Hyphenation patterns</text:h>
      <text:p text:style-name="Standard">The following software may be included in this product: Italian hyphenation patterns. Use of any of this software is governed by the terms of the license <text:soft-page-break/>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2" text:outline-level="2"><text:soft-page-break/>Latvian</text:h>
      <text:h text:style-name="Heading_20_3" text:outline-level="3">Spelling dictionary</text:h>
      <text:p text:style-name="Standard">The following software may be included in this product: Latvian spelling dictionary.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Latvian hyphenation patterns. Use of any of this software is governed by the terms of the license below:</text:p>
      <text:p text:style-name="Standard">Copyright (C) 2004-2005 Jânis Vilims, jvilims@apollo.lv </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Latvian thesaurus.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2" text:outline-level="2">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32447811" text:style-name="L19">
        <text:list-item>
          <text:p text:style-name="P35">Redistribution of source code must retain the above copyright notice, this list of conditions and the following disclaimer.</text:p>
        </text:list-item>
        <text:list-item>
          <text:p text:style-name="P35">Redistribution in binary form must reproduce the above copyright <text:soft-page-break/>notice, this list of conditions and the following disclaimer in the documentation and/or other materials provided with the distribution.</text:p>
        </text:list-item>
        <text:list-item>
          <text:p text:style-name="P35">Neither the name of the Albertas Agejevas nor the names of its contributors may be used to endorse or promote products derived from this software 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as lthyphen.tex.</text:p>
      <text:p text:style-name="Standard">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Norwegian thesaurus. 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soft-page-break/><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GNU LGPL license.</text:p>
      <text:p text:style-name="Standard">Author: conversion and corrects author is Artur Polaczyński &lt;artiip@gmail.com&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a xlink:type="simple" xlink:href="#5.GNU Lesser General Public License Version 2.1|outline">Jump to LGPL Version 2.1</text:a></text:p>
      <text:h text:style-name="Heading_20_2" text:outline-level="2"><text:soft-page-break/>Portoguise</text:h>
      <text:h text:style-name="Heading_20_3" text:outline-level="3">Spelling dictionary</text:h>
      <text:p text:style-name="Standard">The following software may be included in this product: Portoguise spelling dictionary. Use of any of this software is governed by the terms of the license below:</text:p>
      <text:p text:style-name="Standard">Copyright (C) 2006 <text:s/>Jose Joao de Almeida, Rui Vilela, Alberto Simões</text:p>
      <text:p text:style-name="Standard">Dep. Informatica, Universidade do Minho, Portugal</text:p>
      <text:p text:style-name="Standard">All dictionary files and associated programs are currently covered by the GPL and BSD license.</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p text:style-name="Standard">Redistribution and use in source and binary forms, with or without modification, are permitted provided that the following conditions are met:</text:p>
      <text:list xml:id="list32448727" text:style-name="L20">
        <text:list-item>
          <text:p text:style-name="P36">Redistributions of source code must retain the above copyright notice, this list of conditions and the following disclaimer.</text:p>
        </text:list-item>
        <text:list-item>
          <text:p text:style-name="P36">Redistributions in binary form must reproduce the above copyright notice, this list of conditions and the following disclaimer in the documentation and/or other materials provided with the distribution.</text:p>
        </text:list-item>
        <text:list-item>
          <text:p text:style-name="P36">All advertising materials mentioning features or use of this software must display the following acknowledgement: This product includes software developed by the University of California, Berkeley and its contributors.</text:p>
        </text:list-item>
        <text:list-item>
          <text:p text:style-name="P36">Neither the name of the name of the authors mentioned above,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text:p>
      <text:p text:style-name="Standard"><text:soft-page-break/>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Portoguise hyphenation patterns. Use of any of this software is governed by the terms of the license below:</text:p>
      <text:p text:style-name="Standard">Based on the TeX hyphenation tables by Pedro J. de Rezende (Brazilian) and tuned up by J.Joao Dias Almeida</text:p>
      <text:p text:style-name="Standard">Author: conversion author is Paulo Morgado</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Portoguise thesaurus. Use of any of this software is governed by the terms of the license below:</text:p>
      <text:p text:style-name="Standard"><text:a xlink:type="simple" xlink:href="#7.GNU General Public License Version 2|outline">Jump to GPL Version 2</text:a></text:p>
      <text:h text:style-name="Heading_20_2" text:outline-level="2">Portoguise (Brazilian)</text:h>
      <text:h text:style-name="Heading_20_3" text:outline-level="3">Spelling dictionary</text:h>
      <text:p text:style-name="Standard">The following software may be included in this product: Portoguise (Brazilian) spelling dictionary. Use of any of this software is governed by the terms of the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Portoguise (Brazilian) hyphenation patterns. Use of any of this software is governed by the terms of <text:soft-page-break/>the license below:</text:p>
      <text:p text:style-name="Standard">These hyphenation patterns are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8 - 2009 by Raimundo Santos Moura &lt;raimundomoura@openoffice.org&gt;</text:p>
      <text:p text:style-name="Standard"><text:a xlink:type="simple" xlink:href="#5.GNU Lesser General Public License Version 2.1|outline">Jump to LGPL Version 2.1</text:a></text:p>
      <text:h text:style-name="Heading_20_2" text:outline-level="2">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GNU General Public License Version 2 or later</text:p>
      <text:p text:style-name="Standard"><text:a xlink:type="simple" xlink:href="#7.GNU General Public License Version 2|outline">Jump to GPL Version 2</text:a></text:p>
      <text:h text:style-name="Heading_20_2" text:outline-level="2"><text:soft-page-break/>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Copyright (c) 1997-2008, Alexander I. Lebedev</text:p>
      <text:p text:style-name="Standard">All rights reserved.</text:p>
      <text:p text:style-name="Standard">Redistribution and use in source and binary forms, with or without modification, are permitted provided that the following conditions are met:</text:p>
      <text:list xml:id="list32462229" text:style-name="L21">
        <text:list-item>
          <text:p text:style-name="P37">Redistribution of source code must retain the above copyright notice, this list of conditions and the following disclaimer.</text:p>
        </text:list-item>
        <text:list-item>
          <text:p text:style-name="P37">Redistribution in binary form must reproduce the above copyright notice, this list of conditions and the following disclaimer in the documentation and/or other materials provided with the distribution.</text:p>
        </text:list-item>
        <text:list-item>
          <text:p text:style-name="P37">Modified versions must be clearly marked as such.</text:p>
        </text:list-item>
        <text:list-item>
          <text:p text:style-name="P37">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Russian hyphenation patterns. Use of any of this software is governed by the terms of the license below:</text:p>
      <text:p text:style-name="Standard">unknown</text:p>
      <text:h text:style-name="Heading_20_3" text:outline-level="3"><text:soft-page-break/>Thesaurus</text:h>
      <text:p text:style-name="Standard">The following software may be included in this product: Russian thesaurus. Use of any of this software is governed by the terms of the license below:</text:p>
      <text:p text:style-name="Standard">License: GNU LGPL</text:p>
      <text:p text:style-name="Standard">Author: Mikhail Korolyov &lt;mkorolyov@yandex.ru&gt;</text:p>
      <text:p text:style-name="Standard">Origin: Абрамовъ, Н. Словарь русскихъ синонимовъ и сходныхъ по смыслу выраженiй. Изд. 3-е, доп., Пг., 1911</text:p>
      <text:h text:style-name="Heading_20_2" text:outline-level="2">Scottish Gaelic</text:h>
      <text:h text:style-name="Heading_20_3" text:outline-level="3">Spelling dictionary</text:h>
      <text:p text:style-name="Standard">The following software may be included in this product: Scottish Gaelic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text:soft-page-break/>Sinhala</text:h>
      <text:h text:style-name="Heading_20_3" text:outline-level="3">Spelling dictionary</text:h>
      <text:p text:style-name="Standard">The following software may be included in this product: Sinhala spelling dictionary. Use of any of this software is governed by the terms of the license below:</text:p>
      <text:p text:style-name="Standard">Copyright (C) &lt;2010&gt; <text:s/>Laknath Semage &lt;blaknath [at] gmail [dot] com&gt; </text:p>
      <text:p text:style-name="Standard"><text:a xlink:type="simple" xlink:href="#9.GNU General Public License Version 3|outline">Jump to GPL Version 3</text:a></text:p>
      <text:h text:style-name="Heading_20_2" text:outline-level="2">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32444925" text:style-name="L22">
        <text:list-item>
          <text:p text:style-name="P38">The GNU General Public License (GPL) Version 2, June 1991</text:p>
        </text:list-item>
        <text:list-item>
          <text:p text:style-name="P38">GNU Lesser General Public License Version 2.1, February 1999</text:p>
        </text:list-item>
        <text:list-item>
          <text:p text:style-name="P38">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ext:soft-page-break/>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panish</text:h>
      <text:h text:style-name="Heading_20_3" text:outline-level="3">Spelling dictionary</text:h>
      <text:p text:style-name="Standard">The following software may be included in this product: Spanish spelling dictionary.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panish hyphenation patterns.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Spanish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Copyright (C) 2004 Jason M Githeko</text:p>
      <text:p text:style-name="Standard"><text:soft-page-break/><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12 Göran Andersson &lt;<text:a xlink:type="simple" xlink:href="mailto:goran@init.se">goran@init.se</text:a>&gt;.</text:p>
      <text:p text:style-name="Standard">This dictionary is made available subject to the terms of GNU Lesser General Public License Version 3.</text:p>
      <text:p text:style-name="Standard"><text:a xlink:type="simple" xlink:href="#7.GNU Lesser General Public License Version 3|outline">Jump to LGPL Version 3</text:a></text:p>
      <text:h text:style-name="Heading_20_3" text:outline-level="3">Thesaurus</text:h>
      <text:p text:style-name="Standard">The following software may be included in this product: Swedish thesaurus. Use of any of this software is governed by the terms of the license below:</text:p>
      <text:p text:style-name="Standard">This thesaurus was directly converted from Synlex. The synonyms will be displayed sorted by their voted synonym level.</text:p>
      <text:p text:style-name="Standard">The synlex file &lt;synpairs.xml&gt; license, You are free to use this file with the same license</text:p>
      <text:p text:style-name="Standard">Copyright (c) Viggo Kann KTH 2009</text:p>
      <text:p text:style-name="Standard">THIS MATERIAL IS PROVIDED AS IS, WITH ABSOLUTELY NO WARRANTY EXPRESSED OR IMPLIED. <text:s/>ANY USE IS AT YOUR OWN RISK.</text:p>
      <text:p text:style-name="Standard">Permission is hereby granted to use or copy this program for any purpose, provided the above notices are retained on all copies. Permission to modify the code and to distribute modified code is granted, provided the above notices are retained, and a notice that the code was modified is included with the above copyright notice.</text:p>
      <text:h text:style-name="Heading_20_2" text:outline-level="2">Telugu</text:h>
      <text:h text:style-name="Heading_20_3" text:outline-level="3">Spelling dictionary</text:h>
      <text:p text:style-name="Standard">The following software may be included in this product: Telugu spelling dictionary. Use of any of this software is governed by the terms of the license below:</text:p>
      <text:p text:style-name="Standard">GNU Hunspell Telugu <text:s/>Word List Package adaptation</text:p>
      <text:p text:style-name="Standard">Copyright © 2010 adaptation to Hunspell, Arjuna Rao Chavala<text:line-break/><text:soft-page-break/>Copyright © 2005 Aspell Telugu word list released by IndLinux, Khadir</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Telugu hyphenation patterns. Use of any of this software is governed by the terms of the license below:</text:p>
      <text:p text:style-name="Standard">Copyright © 2009 Santhosh Thottingal</text:p>
      <text:p text:style-name="Standard">The Telugu Hyphenation Dictionary may be used under the terms of either the GNU General Public License Version 3 or later (the "GPL"), or the GNU Lesser General Public License Version 3 or later (the "LGPL")</text:p>
      <text:p text:style-name="Standard"><text:a xlink:type="simple" xlink:href="#9.GNU General Public License Version 3|outline">Jump to GPL Version 3</text:a></text:p>
      <text:p text:style-name="Standard"><text:a xlink:type="simple" xlink:href="#1.GNU Lesser General Public License Version 3|outline">Jump to LGPL Version 3</text:a></text:p>
      <text:h text:style-name="Heading_20_2" text:outline-level="2">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Copyright (C) 2005 Andriy Rysin, Eugeniy Meshcheryakov, Dmytro Kovalyov<text:line-break/>Copyright (C) 2006-2009 Andriy Rysin</text:p>
      <text:p text:style-name="Standard">This dictionary is licensed under GPL 2.0 or above, LGPL 2.1 or above and <text:soft-page-break/>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Ukrainian hyphenation patterns. Use of any of this software is governed by the terms of the license below:</text:p>
      <text:p text:style-name="Standard">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Copyright (C) 2009 Andriy Rysin</text:p>
      <text:p text:style-name="Standard">This thesaurus is licensed under GPL, LGPL and MPL (Mozilla Public Licens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text:soft-page-break/>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his spellchecker is released with GPLv2 license.</text:p>
      <text:p text:style-name="Standard"><text:a xlink:type="simple" xlink:href="#7.GNU General Public License Version 2|outline">Jump to GPL Version 2</text:a></text:p>
      <text:h text:style-name="Heading_20_2" text:outline-level="2">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67" text:outline-level="1"><text:bookmark-start text:name="__RefHeading__6874_404019354"/>Artwork<text:bookmark-end text:name="__RefHeading__6874_404019354"/></text:h>
      <text:h text:style-name="Heading_20_2" text:outline-level="2">KDE Crystal theme icons</text:h>
      <text:p text:style-name="Standard">The following software may be included in this product: 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Heading_20_2" text:outline-level="2">Tango theme</text:h>
      <text:p text:style-name="Standard">Portions of the Tango theme contain work licenced under the Creative Commons Attribution-Share Alike 3.0 United States License. To view a <text:s/>copy of this licence, visit <text:a xlink:type="simple" xlink:href="http://creativecommons.org/licenses/by-sa/3.0/">http://creativecommons.org/licenses/by-sa/3.0/</text:a> or send a letter to Creative Commons, 171 Second Street, Suite 300, San Francisco, California 94105, USA.</text:p>
      <text:p text:style-name="Standard">This artwork is attributed to the "GNOME Project": <text:a xlink:type="simple" xlink:href="http://www.gnome.org/">http://www.gnome.org</text:a></text:p>
      <text:p text:style-name="Standard"><text:a xlink:type="simple" xlink:href="#15.Creative Commons Attribution-ShareAlike 3.0 Unported|outline">Jump to CC-BY-SA 3.0</text:a></text:p>
      <text:h text:style-name="P67" text:outline-level="1"><text:bookmark-start text:name="__RefHeading__6876_404019354"/>Miscellaneous<text:bookmark-end text:name="__RefHeading__6876_404019354"/></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Heading_20_2" text:outline-level="2">MathML DTD</text:h>
      <text:p text:style-name="Standard">The following software may be included in this product: MathML DTD. Use of any of this software is governed by the terms of the license below:</text:p>
      <text:h text:style-name="Heading_20_3" text:outline-level="3">W3C<text:span text:style-name="T4">®</text:span> SOFTWARE NOTICE AND LICENSE</text:h>
      <text:p text:style-name="Standard"><text:span text:style-name="T5">Copyright © 1994-2001 </text:span><text:a xlink:type="simple" xlink:href="http://www.w3.org/"><text:span text:style-name="T5">World Wide Web Consortium</text:span></text:a><text:span text:style-name="T5">, (</text:span><text:a xlink:type="simple" xlink:href="http://www.lcs.mit.edu/"><text:span text:style-name="T5">Massachusetts Institute of Technology</text:span></text:a><text:span text:style-name="T5">, </text:span><text:a xlink:type="simple" xlink:href="http://www.inria.fr/"><text:span text:style-name="T5">Institut National de Recherche en Informatique et en Automatique</text:span></text:a><text:span text:style-name="T5">, </text:span><text:a xlink:type="simple" xlink:href="http://www.keio.ac.jp/"><text:span text:style-name="T5">Keio University</text:span></text:a><text:span text:style-name="T5">). All Rights Reserved. </text:span><text:a xlink:type="simple" xlink:href="http://www.w3.org/Consortium/Legal/"><text:span text:style-name="T5">http://www.w3.org/Consortium/Legal/</text:span></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text:soft-page-break/>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32457255" text:style-name="L23">
        <text:list-item>
          <text:p text:style-name="P39">The full text of this NOTICE in a location viewable to users of the redistributed or derivative work.</text:p>
        </text:list-item>
        <text:list-item>
          <text:p text:style-name="P39">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9">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h text:style-name="P70" text:outline-level="2"><text:span text:style-name="T7">ODMA header</text:span></text:h>
      <text:p text:style-name="P62"><text:span text:style-name="T7">The following software may be included in this product: odma.h - Definitions, prototypes, etc. for Open Document Managment API (ODMA) version 2.0. Use of any of this software is governed by the terms of the license below:</text:span></text:p>
      <text:h text:style-name="Heading_20_3" text:outline-level="3"><text:span text:style-name="T7">OPEN DOCUMENT MANAGEMENT API LICENSE 1.0</text:span></text:h>
      <text:p text:style-name="P62"><text:span text:style-name="T7">ODMA 2.0 SPECIFICATIONS AND SOFTWARE</text:span></text:p>
      <text:p text:style-name="P62"><text:span text:style-name="T7">Copyright © 1994-1998 AIIM International. All Right Reserved.</text:span></text:p>
      <text:p text:style-name="P62"><text:soft-page-break/><text:span text:style-name="T7">LICENSE:</text:span></text:p>
      <text:list xml:id="list32503979" text:style-name="L52">
        <text:list-item>
          <text:p text:style-name="P63"><text:span text:style-name="T7">Redistribution and use in source and binary forms, with or without modifications, are permitted provided that the following conditions are met:</text:span></text:p>
        </text:list-item>
        <text:list-item>
          <text:p text:style-name="P63"><text:span text:style-name="T7">Redistributions of source code must retain the above copyright notice, this list of conditions and the following disclaimer.</text:span></text:p>
        </text:list-item>
        <text:list-item>
          <text:p text:style-name="P63"><text:span text:style-name="T7">Redistributions in binary form must reproduce the above copyright notice, this list of conditions and the following disclaimer in the documentation and/or other materials provided with the distribution.</text:span></text:p>
        </text:list-item>
        <text:list-item>
          <text:p text:style-name="P63"><text:span text:style-name="T7">Neither the name of AIIM International nor the names of its contributors may be used to endorse or promote products derived from this software without specific prior written permission.</text:span></text:p>
        </text:list-item>
      </text:list>
      <text:p text:style-name="P62"><text:span text:style-name="T7">DISCLAIMER:</text:span></text:p>
      <text:p text:style-name="P62"><text:span text:style-name="T7">THIS SOFTWARE IS PROVIDED BY THE COPYRIGHT HOLDERS AND CONTRIBUTORS "AS IS" AND ANY EXPRESS OR IMPLIED WARRANTIES, INCLUDING, BUT NOT LIMITED TO, THE IMPLIED WARRANTIES OF MERCHANTABILITY AND FITNESS FOR A PARTICULAR PURPOSE ARE DISCLAIMED. <text:s/>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pan></text:p>
      <text:h text:style-name="P67" text:outline-level="1"><text:bookmark-start text:name="__RefHeading__12227_1300998327"/>GNU Lesser General Public License Version 3<text:bookmark-end text:name="__RefHeading__12227_1300998327"/></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Heading_20_2" text:outline-level="2"><text:bookmark-start text:name="__RefHeading__12229_1300998327"/><text:bookmark text:name="section0"/>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2" text:outline-level="2"><text:bookmark-start text:name="__RefHeading__12231_1300998327"/><text:bookmark text:name="section1"/>1. Exception to Section 3 of the GNU GPL.<text:bookmark-end text:name="__RefHeading__12231_1300998327"/></text:h>
      <text:p text:style-name="Standard">You may convey a covered work under sections 3 and 4 of this License without being bound by section 3 of the GNU GPL.</text:p>
      <text:h text:style-name="Heading_20_2" text:outline-level="2"><text:bookmark-start text:name="__RefHeading__12233_1300998327"/><text:bookmark text:name="section2"/>2. Conveying Modified Versions.<text:bookmark-end text:name="__RefHeading__12233_1300998327"/></text:h>
      <text:p text:style-name="Standard">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xml:id="list32465419" text:style-name="L24">
        <text:list-item>
          <text:p text:style-name="P40"><text:soft-page-break/>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40">b) under the GNU GPL, with none of the additional permissions of this License applicable to that copy.</text:p>
        </text:list-item>
      </text:list>
      <text:h text:style-name="Heading_20_2" text:outline-level="2" text:is-list-header="true"><text:bookmark-start text:name="__RefHeading__12235_1300998327"/><text:bookmark text:name="section3"/>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32444422" text:style-name="L25">
        <text:list-item>
          <text:p text:style-name="P41">a) Give prominent notice with each copy of the object code that the Library is used in it and that the Library and its use are covered by this License.</text:p>
        </text:list-item>
        <text:list-item>
          <text:p text:style-name="P41">b) Accompany the object code with a copy of the GNU GPL and this license document.</text:p>
        </text:list-item>
      </text:list>
      <text:h text:style-name="Heading_20_2" text:outline-level="2" text:is-list-header="true"><text:bookmark-start text:name="__RefHeading__12237_1300998327"/><text:bookmark text:name="section4"/>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32456973" text:style-name="L26">
        <text:list-item>
          <text:p text:style-name="P42">a) Give prominent notice with each copy of the Combined Work that the Library is used in it and that the Library and its use are covered by this License.</text:p>
        </text:list-item>
        <text:list-item>
          <text:p text:style-name="P42">b) Accompany the Combined Work with a copy of the GNU GPL and this license document.</text:p>
        </text:list-item>
        <text:list-item>
          <text:p text:style-name="P42">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42">d) Do one of the following:</text:p>
          <text:list>
            <text:list-item>
              <text:p text:style-name="P42">0) Convey the Minimal Corresponding Source under the terms of this License, and the Corresponding Application Code in a form suitable for, and under terms that permit, the user to recombine or relink the Application with a modified version of the Linked <text:soft-page-break/>Version to produce a modified Combined Work, in the manner specified by section 6 of the GNU GPL for conveying Corresponding Source.</text:p>
            </text:list-item>
            <text:list-item>
              <text:p text:style-name="P42">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42">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71" text:outline-level="2" text:is-list-header="true"><text:bookmark-start text:name="__RefHeading__12239_1300998327"/><text:bookmark text:name="section5"/>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32444739" text:style-name="L27">
        <text:list-item>
          <text:p text:style-name="P43">a) Accompany the combined library with a copy of the same work based on the Library, uncombined with any other library facilities, conveyed under the terms of this License.</text:p>
        </text:list-item>
        <text:list-item>
          <text:p text:style-name="P43">b) Give prominent notice with the combined library that part of it is a work based on the Library, and explaining where to find the accompanying uncombined form of the same work.</text:p>
        </text:list-item>
      </text:list>
      <text:h text:style-name="P71" text:outline-level="2" text:is-list-header="true"><text:bookmark-start text:name="__RefHeading__12241_1300998327"/><text:bookmark text:name="section6"/>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text:soft-page-break/>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67" text:outline-level="1"><text:bookmark-start text:name="__RefHeading__6878_404019354"/>GNU Lesser General Public License Version 2.1<text:bookmark-end text:name="__RefHeading__6878_404019354"/></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and passed on, the recipients should know that what they have is not the <text:soft-page-break/>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follow. Pay close attention to the difference between a "work based on the <text:soft-page-break/>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text:soft-page-break/>also meet all of these conditions:</text:p>
      <text:list xml:id="list32471605" text:style-name="L28">
        <text:list-item>
          <text:p text:style-name="P44"><text:span text:style-name="Strong_20_Emphasis">a)</text:span> The modified work must itself be a software library.</text:p>
        </text:list-item>
        <text:list-item>
          <text:p text:style-name="P44"><text:span text:style-name="Strong_20_Emphasis">b)</text:span> You must cause the files modified to carry prominent notices stating that you changed the files and the date of any change.</text:p>
        </text:list-item>
        <text:list-item>
          <text:p text:style-name="P44"><text:span text:style-name="Strong_20_Emphasis">c)</text:span> You must cause the whole of the work to be licensed at no charge to all third parties under the terms of this License.</text:p>
        </text:list-item>
        <text:list-item>
          <text:p text:style-name="P44"><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44">(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Standard"><text:soft-page-break/>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Standard"><text:soft-page-break/><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32467041" text:style-name="L29">
        <text:list-item>
          <text:p text:style-name="P45"><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45"><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45"><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45"><text:span text:style-name="Strong_20_Emphasis">d)</text:span> If distribution of the work is made by offering access to copy from a designated place, offer equivalent access to copy the above specified materials from the same place.</text:p>
        </text:list-item>
        <text:list-item>
          <text:p text:style-name="P45"><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text:soft-page-break/>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32457180" text:style-name="L30">
        <text:list-item>
          <text:p text:style-name="P46"><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46"><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text:soft-page-break/>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soft-page-break/><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You should have received a copy of the GNU Lesser General Public</text:p>
      <text:p text:style-name="Preformatted_20_Text"><text:soft-page-break/>License along with this library; if not, write to the Free Software</text:p>
      <text:p text:style-name="P7">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7">Ty Coon, President of Vice</text:p>
      <text:p text:style-name="Standard">That's all there is to it!</text:p>
      <text:h text:style-name="P67" text:outline-level="1"><text:bookmark-start text:name="__RefHeading__6755_841587373"/>GNU Library General Public License Version 2<text:bookmark-end text:name="__RefHeading__6755_841587373"/></text:h>
      <text:p text:style-name="Standard">Version 2, June 1991 </text:p>
      <text:p text:style-name="Preformatted_20_Text">Copyright (C) 1991 Free Software Foundation, Inc.</text:p>
      <text:p text:style-name="Preformatted_20_Text">51 Franklin St, Fifth Floor, Boston, MA <text:s/>02110-1301,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It is</text:p>
      <text:p text:style-name="P7">numbered 2 because it goes with version 2 of the ordinary GPL.]</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Standard">This license, the Library General Public License, applies to some specially designated Free Software Foundation software, and to any other libraries whose authors decide to use it. You can use it for your libraries, too. </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Standard">To protect your rights, we need to make restrictions that forbid anyone to deny you these rights or to ask you to surrender the rights. These restrictions translate to certain responsibilities for you if you distribute copies of the library, or if you modify it. </text:p>
      <text:p text:style-name="Standard">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 </text:p>
      <text:p text:style-name="Standard">Our method of protecting your rights has two steps: (1) copyright the library, and (2) offer you this license which gives you legal permission to copy, distribute and/or modify the library. </text:p>
      <text:p text:style-name="Standard">Also, for each distributor's protection, we want to make certain that everyone understands that there is no warranty for this free library. If the library is modified by someone else and passed on, we want its recipients to know that what they have is not the original version, so that any problems introduced by <text:soft-page-break/>others will not reflect on the original authors' reputations. </text:p>
      <text:p text:style-name="Standard">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hat any patent must be licensed for everyone's free use or not licensed at all. </text:p>
      <text:p text:style-name="Standard">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 </text:p>
      <text:p text:style-name="Standard">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 </text:p>
      <text:p text:style-name="Standard">Because of this blurred distinction, using the ordinary General Public License for libraries did not effectively promote software sharing, because most developers did not use the libraries. We concluded that weaker conditions might promote sharing better. </text:p>
      <text:p text:style-name="Standard">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 </text:p>
      <text:p text:style-name="Standard">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 </text:p>
      <text:p text:style-name="Standard">Note that it is possible for a library to be covered by the ordinary General Public License rather than by this special one. </text:p>
      <text:h text:style-name="Heading_20_2" text:outline-level="2">TERMS AND CONDITIONS FOR COPYING, DISTRIBUTION AND MODIFICATION</text:h>
      <text:p text:style-name="Standard"><text:span text:style-name="Strong_20_Emphasis">0.</text:span> This License Agreement applies to any software library which contains a <text:soft-page-break/>notice placed by the copyright holder or other authorized party saying it may be distributed under the terms of this Library General Public License (also called "this License"). Each licensee is addressed as "you". </text:p>
      <text:p text:style-name="Standard">A "library" means a collection of software functions and/or data prepared so as to be conveniently linked with application programs (which use some of those functions and data) to form executables. </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Standard">You may charge a fee for the physical act of transferring a copy, and you may at your option offer warranty protection in exchange for a fee. </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xml:id="list32451742" text:style-name="L31">
        <text:list-item>
          <text:p text:style-name="P47"><text:span text:style-name="Strong_20_Emphasis">a)</text:span> The modified work must itself be a software library. </text:p>
        </text:list-item>
        <text:list-item>
          <text:p text:style-name="P47"><text:span text:style-name="Strong_20_Emphasis">b)</text:span> You must cause the files modified to carry prominent notices stating that you changed the files and the date of any change. </text:p>
        </text:list-item>
        <text:list-item>
          <text:p text:style-name="P47"><text:span text:style-name="Strong_20_Emphasis">c)</text:span> You must cause the whole of the work to be licensed at no charge to <text:soft-page-break/>all third parties under the terms of this License. </text:p>
        </text:list-item>
        <text:list-item>
          <text:p text:style-name="P47"><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47">(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Standard">Thus, it is not the intent of this section to claim rights or contest your rights to work written entirely by you; rather, the intent is to exercise the right to control the distribution of derivative or collective works based on the Library. </text:p>
      <text:p text:style-name="Standard">In addition, mere aggregation of another work not based on the Library with the Library (or with a work based on the Library) on a volume of a storage or distribution medium does not bring the other work under the scope of this License. </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Standard">Once this change is made in a given copy, it is irreversible for that copy, so the ordinary GNU General Public License applies to all subsequent copies and derivative works made from that copy. </text:p>
      <text:p text:style-name="Standard">This option is useful when you wish to copy part of the code of the Library into a program that is not a library. </text:p>
      <text:p text:style-name="Standard"><text:span text:style-name="Strong_20_Emphasis">4.</text:span> You may copy and distribute the Library (or a portion or derivative of it, under Section 2) in object code or executable form under the terms of <text:soft-page-break/>Sections 1 and 2 above provided that you accompany it with the complete corresponding machine-readable source code, which must be distributed under the terms of Sections 1 and 2 above on a medium customarily used for software interchange. </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Standard"><text:span text:style-name="Strong_20_Emphasis">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Standard">You must give prominent notice with each copy of the work that the Library is used in it and that the Library and its use are covered by this License. You must supply a copy of this License. If the work during execution displays <text:soft-page-break/>copyright notices, you must include the copyright notice for the Library among them, as well as a reference directing the user to the copy of this License. Also, you must do one of these things: </text:p>
      <text:list xml:id="list32447795" text:style-name="L32">
        <text:list-item>
          <text:p text:style-name="P48"><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48"><text:span text:style-name="Strong_20_Emphasis">b)</text:span> Accompany the work with a written offer, valid for at least three years, to give the same user the materials specified in Subsection 6a, above, for a charge no more than the cost of performing this distribution. </text:p>
        </text:list-item>
        <text:list-item>
          <text:p text:style-name="P48"><text:span text:style-name="Strong_20_Emphasis">c)</text:span> If distribution of the work is made by offering access to copy from a designated place, offer equivalent access to copy the above specified materials from the same place. </text:p>
        </text:list-item>
        <text:list-item>
          <text:p text:style-name="P48"><text:span text:style-name="Strong_20_Emphasis">d)</text:span> Verify that the user has already received a copy of these materials or that you have already sent this user a copy. </text:p>
        </text:list-item>
      </text:list>
      <text:p text:style-name="Standard">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p>
      <text:list xml:id="list32454053" text:style-name="L33">
        <text:list-item>
          <text:p text:style-name="P49"><text:span text:style-name="Strong_20_Emphasis">a)</text:span> Accompany the combined library with a copy of the same work based on the Library, uncombined with any other library facilities. This must be distributed under the terms of the Sections above. </text:p>
        </text:list-item>
        <text:list-item>
          <text:p text:style-name="P49"><text:soft-page-break/><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 </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Standard">If any portion of this section is held invalid or unenforceable under any particular circumstance, the balance of the section is intended to apply, and the section as a whole is intended to apply in other circumstances. </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ext:soft-page-break/>that choice. </text:p>
      <text:p text:style-name="Standard">This section is intended to make thoroughly clear what is believed to be a consequence of the rest of this License. </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Standard"><text:span text:style-name="Strong_20_Emphasis">13.</text:span> The Free Software Foundation may publish revised and/or new versions of the Library General Public License from time to time. Such new versions will be similar in spirit to the present version, but may differ in detail to address new problems or concerns. </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text:soft-page-break/>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p>
      <text:p text:style-name="P3">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 </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7">Boston, MA <text:s/>02110-1301, USA.</text:p>
      <text:p text:style-name="Standard">Also add information on how to contact you by electronic and paper mail. </text:p>
      <text:p text:style-name="Standard">You should also get your employer (if you work as a programmer) or your school, if any, to sign a "copyright disclaimer" for the library, if necessary. Here is a sample; alter the names: </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7">Ty Coon, President of Vice</text:p>
      <text:p text:style-name="Standard">That's all there is to it!</text:p>
      <text:h text:style-name="Heading_20_1" text:outline-level="1"><text:bookmark-start text:name="__RefHeading__6880_404019354"/><text:soft-page-break/>GNU General Public License Version 3<text:bookmark-end text:name="__RefHeading__6880_404019354"/></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text:soft-page-break/>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An interactive user interface displays “Appropriate Legal Notices” to the extent that it includes a convenient and prominently visible feature that (1) <text:soft-page-break/>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Standard">The Corresponding Source need not include anything that users can regenerate automatically from other parts of the Corresponding Source.</text:p>
      <text:p text:style-name="Standard">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he Program, and are irrevocable provided the stated conditions are met. This License explicitly affirms your unlimited permission to run the unmodified <text:soft-page-break/>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Standard">You may charge any price or no price for each copy that you convey, and you may offer support or warranty protection for a fee.</text:p>
      <text:h text:style-name="Heading_20_3" text:outline-level="3"><text:bookmark text:name="section52"/>5. Conveying Modified Source Versions.</text:h>
      <text:p text:style-name="Standard">You may convey a work based on the Program, or the modifications to produce <text:soft-page-break/>it from the Program, in the form of source code under the terms of section 4, provided that you also meet all of these conditions:</text:p>
      <text:list xml:id="list32470979" text:style-name="L34">
        <text:list-item>
          <text:p text:style-name="P50">a) The work must carry prominent notices stating that you modified it, and giving a relevant date.</text:p>
        </text:list-item>
        <text:list-item>
          <text:p text:style-name="P50">b) The work must carry prominent notices stating that it is released under this License and any conditions added under section 7. This requirement modifies the requirement in section 4 to “keep intact all notices”.</text:p>
        </text:list-item>
        <text:list-item>
          <text:p text:style-name="P5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50">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32469314" text:style-name="L35">
        <text:list-item>
          <text:p text:style-name="P51">a) Convey the object code in, or embodied in, a physical product (including a physical distribution medium), accompanied by the Corresponding Source fixed on a durable physical medium customarily used for software interchange.</text:p>
        </text:list-item>
        <text:list-item>
          <text:p text:style-name="P51">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text:soft-page-break/>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51">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51">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51">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Standard">“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Standard"><text:soft-page-break/>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Notwithstanding any other provision of this License, for material you add to a covered work, you may (if authorized by the copyright holders of that material) supplement the terms of this License with terms:</text:p>
      <text:list xml:id="list32464558" text:style-name="L36">
        <text:list-item>
          <text:p text:style-name="P52">a) Disclaiming warranty or limiting liability differently from the terms of sections 15 and 16 of this License; or</text:p>
        </text:list-item>
        <text:list-item>
          <text:p text:style-name="P52">b) Requiring preservation of specified reasonable legal notices or author attributions in that material or in the Appropriate Legal Notices <text:soft-page-break/>displayed by works containing it; or</text:p>
        </text:list-item>
        <text:list-item>
          <text:p text:style-name="P52">c) Prohibiting misrepresentation of the origin of that material, or requiring that modified versions of such material be marked in reasonable ways as different from the original version; or</text:p>
        </text:list-item>
        <text:list-item>
          <text:p text:style-name="P52">d) Limiting the use for publicity purposes of names of licensors or authors of the material; or</text:p>
        </text:list-item>
        <text:list-item>
          <text:p text:style-name="P52">e) Declining to grant rights under trademark law for use of some trade names, trademarks, or service marks; or</text:p>
        </text:list-item>
        <text:list-item>
          <text:p text:style-name="P52">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Standard">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Standard">Moreover, your license from a particular copyright holder is reinstated <text:soft-page-break/>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3" text:outline-level="3"><text:bookmark text:name="section112"/>11. Patents.</text:h>
      <text:p text:style-name="Standard">A “contributor” is a copyright holder who authorizes use under this License of the Program or a work on which the Program is based. The work thus licensed <text:soft-page-break/>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text:soft-page-break/>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Standard">If the Program specifies that a proxy can decide which future versions of the GNU General Public License can be used, that proxy's public statement of <text:soft-page-break/>acceptance of a version permanently authorizes you to choose that version for the Program.</text:p>
      <text:p text:style-name="Standard">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h text:style-name="Heading_20_2" text:outline-level="2"><text:bookmark text:name="howto1"/>How to Apply These Terms to Your New Programs</text:h>
      <text:p text:style-name="Standard">If you develop a new program, and you want it to be of the greatest possible use to the public, the best way to achieve this is to make it free software which everyone can redistribute and change under these terms.</text:p>
      <text:p text:style-name="Standard"><text:soft-page-break/>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6"><text:s/>&lt;one line to give the program's name and a brief idea of what it does.&gt;</text:p>
      <text:p text:style-name="P6"><text:s/>Copyright (C) &lt;year&gt; &lt;name of author&gt;</text:p>
      <text:p text:style-name="P6"/>
      <text:p text:style-name="P6"><text:s/>This program is free software: you can redistribute it and/or modify</text:p>
      <text:p text:style-name="P6"><text:s/>it under the terms of the GNU General Public License as published by</text:p>
      <text:p text:style-name="P6"><text:s/>the Free Software Foundation, either version 3 of the License, or</text:p>
      <text:p text:style-name="P6"><text:s/>(at your option) any later version.</text:p>
      <text:p text:style-name="P6"/>
      <text:p text:style-name="P6"><text:s/>This program is distributed in the hope that it will be useful,</text:p>
      <text:p text:style-name="P6"><text:s/>but WITHOUT ANY WARRANTY; without even the implied warranty of</text:p>
      <text:p text:style-name="P6"><text:s/>MERCHANTABILITY or FITNESS FOR A PARTICULAR PURPOSE. See the</text:p>
      <text:p text:style-name="P6"><text:s/>GNU General Public License for more details.</text:p>
      <text:p text:style-name="P6"/>
      <text:p text:style-name="P6"><text:s/>You should have received a copy of the GNU General Public License</text:p>
      <text:p text:style-name="P4"><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6"><text:s/>&lt;program&gt; Copyright (C) &lt;year&gt; &lt;name of author&gt;</text:p>
      <text:p text:style-name="P6"><text:s/>This program comes with ABSOLUTELY NO WARRANTY; for details type `show w'.</text:p>
      <text:p text:style-name="P6"><text:s/>This is free software, and you are welcome to redistribute it</text:p>
      <text:p text:style-name="P4"><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text:a xlink:type="simple" xlink:href="http://www.gnu.org/philosophy/why-not-lgpl.html">http://www.gnu.org/philosophy/why-not-lgpl.html</text:a>&gt;.</text:p>
      <text:p text:style-name="Standard"/>
      <text:h text:style-name="P67" text:outline-level="1"><text:bookmark-start text:name="__RefHeading__12243_1300998327"/>GNU General Public License Version 2<text:bookmark-end text:name="__RefHeading__12243_1300998327"/></text:h>
      <text:p text:style-name="Preformatted_20_Text">Copyright (C) 1989, 1991 Free Software Foundation, Inc.</text:p>
      <text:p text:style-name="Preformatted_20_Text">51 Franklin Street, Fifth Floor, Boston, MA 02110-1301, USA</text:p>
      <text:p text:style-name="Preformatted_20_Text">Everyone is permitted to copy and distribute verbatim copies</text:p>
      <text:p text:style-name="P5">of this license document, but changing it is not allowed.</text:p>
      <text:h text:style-name="Heading_20_2" text:outline-level="2"><text:bookmark-start text:name="__RefHeading__12245_1300998327"/><text:bookmark text:name="preamble"/>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Standard"><text:soft-page-break/>The precise terms and conditions for copying, distribution and modification follow.</text:p>
      <text:h text:style-name="Heading_20_2" text:outline-level="2"><text:bookmark-start text:name="__RefHeading__12247_1300998327"/><text:bookmark text:name="terms"/>TERMS AND CONDITIONS FOR COPYING, DISTRIBUTION AND MODIFICATION<text:bookmark-end text:name="__RefHeading__12247_1300998327"/></text:h>
      <text:p text:style-name="Standard"><text:bookmark text:name="section01"/><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Standard">You may charge a fee for the physical act of transferring a copy, and you may at your option offer warranty protection in exchange for a fee.</text:p>
      <text:p text:style-name="Standard"><text:bookmark text:name="section21"/><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st_20_Contents"><text:span text:style-name="Strong_20_Emphasis">a)</text:span> You must cause the modified files to carry prominent notices stating that you changed the files and the date of any change.</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text:p>
      <text:p text:style-name="List_20_Contents"><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text:soft-page-break/>Program is not required to print an announcement.)</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pan text:style-name="Strong_20_Emphasis">3.</text:span> You may copy and distribute the Program (or a work based on it, under Section 2) in object code or executable form under the terms of Sections 1 and 2 above provided that you also do one of the following:</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st_20_Contents"><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Standard">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If distribution of executable or object code is made by offering access to copy <text:soft-page-break/>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Standard"><text:bookmark text:name="section51"/><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Standard"><text:bookmark text:name="section61"/><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Standard"><text:bookmark text:name="section7"/><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text:soft-page-break/>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bookmark text:name="section9"/><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bookmark text:name="section111"/><text:span text:style-name="Strong_20_Emphasis">NO WARRANTY</text:span></text:p>
      <text:p text:style-name="Standard"><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tandard"><text:bookmark text:name="section12"/><text:span text:style-name="Strong_20_Emphasis">12.</text:span> IN NO EVENT UNLESS REQUIRED BY APPLICABLE LAW OR AGREED TO IN WRITING WILL ANY COPYRIGHT HOLDER, OR ANY OTHER PARTY WHO MAY MODIFY AND/OR REDISTRIBUTE THE PROGRAM AS <text:soft-page-break/>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tandard"><text:bookmark-start text:name="__RefHeading__12249_1300998327"/>END OF TERMS AND CONDITIONS<text:bookmark-end text:name="__RefHeading__12249_1300998327"/></text:p>
      <text:h text:style-name="Heading_20_2" text:outline-level="2"><text:bookmark-start text:name="__RefHeading__12251_1300998327"/><text:bookmark text:name="howto"/>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program's name and an idea of what it does.</text:span></text:p>
      <text:p text:style-name="Preformatted_20_Text">Copyright (C) <text:span text:style-name="Variable">yyyy</text:span> <text:span text:style-name="Variable">name of author</text:span></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5">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starts in an interactive mode:</text:p>
      <text:p text:style-name="Preformatted_20_Text">Gnomovision version 69, Copyright (C) <text:span text:style-name="Variable">year</text:span> <text:span text:style-name="Variable">name of author</text:span></text:p>
      <text:p text:style-name="Preformatted_20_Text">Gnomovision comes with ABSOLUTELY NO WARRANTY; for details</text:p>
      <text:p text:style-name="Preformatted_20_Text">type `show w'. This is free software, and you are welcome</text:p>
      <text:p text:style-name="Preformatted_20_Text">to redistribute it under certain conditions; type `show c'</text:p>
      <text:p text:style-name="P5">for details.</text:p>
      <text:p text:style-name="Standard">The hypothetical commands <text:span text:style-name="Example">`show w'</text:span> and <text:span text:style-name="Example">`show c'</text:span> should show the appropriate parts of the General Public License. Of course, the commands you use may be called something other than <text:span text:style-name="Example">`show w'</text:span> and <text:span text:style-name="Example">`show c'</text:span>; they could <text:soft-page-break/>even be mouse-clicks or menu items--whatever suits your program.</text:p>
      <text:p text:style-name="Standard">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text:p>
      <text:p text:style-name="Preformatted_20_Text">by James Hacker.</text:p>
      <text:p text:style-name="Preformatted_20_Text"/>
      <text:p text:style-name="Preformatted_20_Text"><text:span text:style-name="Variable">signature of Ty Coon</text:span>, 1 April 1989</text:p>
      <text:p text:style-name="P5">Ty Coon, President of Vice</text:p>
      <text:p text:style-name="Standard">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2.GNU Lesser General Public License Version 3|outline">GNU Lesser General Public License</text:a> instead of this License.</text:p>
      <text:h text:style-name="P67" text:outline-level="1"><text:bookmark-start text:name="__RefHeading__6882_404019354"/>Mozilla Public License Version 1.1<text:bookmark-end text:name="__RefHeading__6882_404019354"/></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32472165" text:style-name="L37">
        <text:list-item>
          <text:p text:style-name="P73"><text:bookmark text:name="section-1.9-a"/>Any addition to or deletion from the contents of a file containing Original Code or previous Modifications.</text:p>
        </text:list-item>
        <text:list-item>
          <text:p text:style-name="P73"><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1.11. "Source Code"</text:p>
      <text:p text:style-name="List_20_Contents"><text:soft-page-break/>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32462434" text:style-name="L38">
        <text:list-item>
          <text:p text:style-name="P53"><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53"><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53"><text:bookmark text:name="section-2.1-c"/>the licenses granted in this Section 2.1 (a) and (b) are effective on the date Initial Developer first distributes Original Code under the terms of this License.</text:p>
        </text:list-item>
        <text:list-item>
          <text:p text:style-name="P53"><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32456802" text:style-name="L39">
        <text:list-item>
          <text:p text:style-name="P54"><text:bookmark text:name="section-2.2-a"/>under intellectual property rights (other than patent or trademark) <text:soft-page-break/>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54"><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54"><text:bookmark text:name="section-2.2-c"/>the licenses granted in Sections 2.2 (a) and 2.2 (b) are effective on the date Contributor first makes Commercial Use of the Covered Code.</text:p>
        </text:list-item>
        <text:list-item>
          <text:p text:style-name="P54"><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text:soft-page-break/>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ext:soft-page-break/>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he extent prohibited by statute or regulation, such description must be sufficiently detailed for a recipient of ordinary skill to be able to understand it.</text:p>
      <text:h text:style-name="Heading_20_2" text:outline-level="2"><text:bookmark text:name="section-5"/><text:soft-page-break/>5. Application of this License.</text:h>
      <text:p text:style-name="Standard">This License applies to code to which the Initial Developer has attached the notice in Exhibit A and to related Covered Code.</text:p>
      <text:h text:style-name="Heading_20_2" text:outline-level="2"><text:bookmark text:name="section-6"/>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8. Termination</text:h>
      <text:p text:style-name="Standard"><text:bookmark text:name="section-8.1"/>8.1. This License and the rights granted hereunder will terminate automatically if You fail to comply with terms herein and fail to cure such <text:soft-page-break/>breach within 30 days of becoming aware of the breach. All sublicenses to the Covered Code which are properly granted shall survive any termination of this 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32450284" text:style-name="L40">
        <text:list-item>
          <text:p text:style-name="P55"><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55"><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text:span><text:soft-page-break/><text:span text:style-name="Strong_20_Emphasis">work stoppage, computer failure or malfunction, or any and all other </text:span><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text:soft-page-break/>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7">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68" text:outline-level="1"><text:bookmark-start text:name="__RefHeading__7292_391374094"/><text:bookmark text:name="mozilla-public-license-version-2.0"/>Mozilla Public License Version 2.0<text:bookmark-end text:name="__RefHeading__7292_391374094"/></text:h>
      <text:h text:style-name="P72" text:outline-level="2"><text:bookmark text:name="definitions1"/>1. Definitions</text:h>
      <text:p text:style-name="P8">1.1. “Contributor” </text:p>
      <text:p text:style-name="P9">means each individual or legal entity that creates, contributes to the creation of, or owns Covered Software.</text:p>
      <text:p text:style-name="P8">1.2. “Contributor Version” </text:p>
      <text:p text:style-name="P9">means the combination of the Contributions of others (if any) used by a Contributor and that particular Contributor’s Contribution.</text:p>
      <text:p text:style-name="P8">1.3. “Contribution” </text:p>
      <text:p text:style-name="P9">means Covered Software of a particular Contributor.</text:p>
      <text:p text:style-name="P8">1.4. “Covered Software” </text:p>
      <text:p text:style-name="P9">means Source Code Form to which the initial Contributor has attached the notice in Exhibit A, the Executable Form of such Source Code Form, and Modifications of such Source Code Form, in each case including portions thereof.</text:p>
      <text:p text:style-name="P8">1.5. “Incompatible With Secondary Licenses” </text:p>
      <text:p text:style-name="P9">means</text:p>
      <text:list xml:id="list32448625" text:style-name="L41">
        <text:list-item>
          <text:p text:style-name="P74">that the initial Contributor has attached the notice described in Exhibit B to the Covered Software; or</text:p>
        </text:list-item>
        <text:list-item>
          <text:p text:style-name="P74">that the Covered Software was made available under the terms of version 1.1 or earlier of the License, but not also under the terms of a Secondary License.</text:p>
        </text:list-item>
      </text:list>
      <text:p text:style-name="P8">1.6. “Executable Form” </text:p>
      <text:p text:style-name="P9">means any form of the work other than Source Code Form.</text:p>
      <text:p text:style-name="P8">1.7. “Larger Work” </text:p>
      <text:p text:style-name="P9">means a work that combines Covered Software with other material, in a separate file or files, that is not Covered Software.</text:p>
      <text:p text:style-name="P8">1.8. “License” </text:p>
      <text:p text:style-name="P9">means this document.</text:p>
      <text:p text:style-name="P8">1.9. “Licensable” </text:p>
      <text:p text:style-name="P9"><text:soft-page-break/>means having the right to grant, to the maximum extent possible, whether at the time of the initial grant or subsequently, any and all of the rights conveyed by this License.</text:p>
      <text:p text:style-name="P8">1.10. “Modifications” </text:p>
      <text:p text:style-name="P9">means any of the following:</text:p>
      <text:list xml:id="list32447619" text:style-name="L42">
        <text:list-item>
          <text:p text:style-name="P75">any file in Source Code Form that results from an addition to, deletion from, or modification of the contents of Covered Software; or</text:p>
        </text:list-item>
        <text:list-item>
          <text:p text:style-name="P75">any new file in Source Code Form that contains any Covered Software.</text:p>
        </text:list-item>
      </text:list>
      <text:p text:style-name="P8">1.11. “Patent Claims” of a Contributor </text:p>
      <text:p text:style-name="P9">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8">1.12. “Secondary License” </text:p>
      <text:p text:style-name="P9">means either the GNU General Public License, Version 2.0, the GNU Lesser General Public License, Version 2.1, the GNU Affero General Public License, Version 3.0, or any later versions of those licenses.</text:p>
      <text:p text:style-name="P8">1.13. “Source Code Form” </text:p>
      <text:p text:style-name="P9">means the form of the work preferred for making modifications.</text:p>
      <text:p text:style-name="P8">1.14. “You” (or “Your”) </text:p>
      <text:p text:style-name="P9">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P72" text:outline-level="2"><text:bookmark text:name="license-grants-and-conditions"/>2. License Grants and Conditions</text:h>
      <text:h text:style-name="Heading_20_3" text:outline-level="3"><text:bookmark text:name="grants"/>2.1. Grants</text:h>
      <text:p text:style-name="Text_20_body">Each Contributor hereby grants You a world-wide, royalty-free, non-exclusive license:</text:p>
      <text:list xml:id="list32464546" text:style-name="L43">
        <text:list-item>
          <text:p text:style-name="P64">under intellectual property rights (other than patent or trademark) Licensable by such Contributor to use, reproduce, make available, <text:soft-page-break/>modify, display, perform, distribute, and otherwise exploit its Contributions, either on an unmodified basis, with Modifications, or as part of a Larger Work; and</text:p>
        </text:list-item>
        <text:list-item>
          <text:p text:style-name="P64">under Patent Claims of such Contributor to make, use, sell, offer for sale, have made, import, and otherwise transfer either its Contributions or its Contributor Version.</text:p>
        </text:list-item>
      </text:list>
      <text:h text:style-name="Heading_20_3" text:outline-level="3" text:is-list-header="true"><text:bookmark text:name="effective-date"/>2.2. Effective Date</text:h>
      <text:p text:style-name="Text_20_body">The licenses granted in Section 2.1 with respect to any Contribution become effective for each Contribution on the date the Contributor first distributes such Contribution.</text:p>
      <text:h text:style-name="Heading_20_3" text:outline-level="3"><text:bookmark text:name="limitations-on-grant-scope"/>2.3. Limitations on Grant Scope</text:h>
      <text:p text:style-name="Text_20_body">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xml:id="list32466101" text:style-name="L44">
        <text:list-item>
          <text:p text:style-name="P65">for any code that a Contributor has removed from Covered Software; or</text:p>
        </text:list-item>
        <text:list-item>
          <text:p text:style-name="P65">for infringements caused by: (i) Your and any other third party’s modifications of Covered Software, or (ii) the combination of its Contributions with other software (except as part of its Contributor Version); or</text:p>
        </text:list-item>
        <text:list-item>
          <text:p text:style-name="P65">under Patent Claims infringed by Covered Software in the absence of its Contributions.</text:p>
        </text:list-item>
      </text:list>
      <text:p text:style-name="Text_20_body">This License does not grant any rights in the trademarks, service marks, or logos of any Contributor (except as may be necessary to comply with the notice requirements in Section 3.4).</text:p>
      <text:h text:style-name="Heading_20_3" text:outline-level="3"><text:bookmark text:name="subsequent-licenses"/>2.4. Subsequent Licenses</text:h>
      <text:p text:style-name="Text_20_body">No Contributor makes additional grants as a result of Your choice to distribute the Covered Software under a subsequent version of this License (see Section 10.2) or under the terms of a Secondary License (if permitted under the terms of Section 3.3).</text:p>
      <text:h text:style-name="Heading_20_3" text:outline-level="3"><text:bookmark text:name="representation"/>2.5. Representation</text:h>
      <text:p text:style-name="Text_20_body">Each Contributor represents that the Contributor believes its Contributions are its original creation(s) or it has sufficient rights to grant the rights to its Contributions conveyed by this License.</text:p>
      <text:h text:style-name="Heading_20_3" text:outline-level="3"><text:bookmark text:name="fair-use"/>2.6. Fair Use</text:h>
      <text:p text:style-name="Text_20_body">This License is not intended to limit any rights You have under applicable copyright doctrines of fair use, fair dealing, or other equivalents.</text:p>
      <text:h text:style-name="Heading_20_3" text:outline-level="3"><text:bookmark text:name="conditions"/>2.7. Conditions</text:h>
      <text:p text:style-name="Text_20_body">Sections 3.1, 3.2, 3.3, and 3.4 are conditions of the licenses granted in <text:soft-page-break/>Section 2.1.</text:p>
      <text:h text:style-name="P72" text:outline-level="2"><text:bookmark text:name="responsibilities"/>3. Responsibilities</text:h>
      <text:h text:style-name="Heading_20_3" text:outline-level="3"><text:bookmark text:name="distribution-of-source-form"/>3.1. Distribution of Source Form</text:h>
      <text:p text:style-name="Text_20_body">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h text:style-name="Heading_20_3" text:outline-level="3"><text:bookmark text:name="distribution-of-executable-form"/>3.2. Distribution of Executable Form</text:h>
      <text:p text:style-name="Text_20_body">If You distribute Covered Software in Executable Form then:</text:p>
      <text:list xml:id="list32464603" text:style-name="L45">
        <text:list-item>
          <text:p text:style-name="P66">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list-item>
        <text:list-item>
          <text:p text:style-name="P66">You may distribute such Executable Form under the terms of this License, or sublicense it under different terms, provided that the license for the Executable Form does not attempt to limit or alter the recipients’ rights in the Source Code Form under this License.</text:p>
        </text:list-item>
      </text:list>
      <text:h text:style-name="Heading_20_3" text:outline-level="3" text:is-list-header="true"><text:bookmark text:name="distribution-of-a-larger-work"/>3.3. Distribution of a Larger Work</text:h>
      <text:p text:style-name="Text_20_body">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h text:style-name="Heading_20_3" text:outline-level="3"><text:bookmark text:name="notices"/>3.4. Notices</text:h>
      <text:p text:style-name="Text_20_body">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Heading_20_3" text:outline-level="3"><text:bookmark text:name="application-of-additional-terms"/>3.5. Application of Additional Terms</text:h>
      <text:p text:style-name="Text_20_body">You may choose to offer, and to charge a fee for, warranty, support, indemnity or liability obligations to one or more recipients of Covered Software. However, You may do so only on Your own behalf, and not on behalf of any Contributor. You must make it absolutely clear that any such warranty, <text:soft-page-break/>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h text:style-name="P72" text:outline-level="2"><text:bookmark text:name="inability-to-comply-due-to-statute-or-regulation"/>4. Inability to Comply Due to Statute or Regulation</text:h>
      <text:p text:style-name="Text_20_body">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P72" text:outline-level="2"><text:bookmark text:name="termination"/>5. Termination</text:h>
      <text:p text:style-name="Text_20_body">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Text_20_body">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p>
      <text:p text:style-name="Text_20_body">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P72" text:outline-level="2"><text:bookmark text:name="disclaimer-of-warranty"/>6. Disclaimer of Warranty</text:h>
      <text:p text:style-name="Text_20_body"><text:span text:style-name="Emphasis">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any Covered Software prove defective in any respect, You (not any Contributor) assume the cost of any necessary servicing, repair, or correction. This disclaimer of warranty constitutes an essential part of this License. No </text:span><text:soft-page-break/><text:span text:style-name="Emphasis">use of any Covered Software is authorized under this License except under this disclaimer.</text:span></text:p>
      <text:h text:style-name="P72" text:outline-level="2"><text:bookmark text:name="limitation-of-liability"/>7. Limitation of Liability</text:h>
      <text:p text:style-name="Text_20_body"><text:span text:style-name="Emphasis">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P72" text:outline-level="2"><text:bookmark text:name="litigation"/>8. Litigation</text:h>
      <text:p text:style-name="Text_20_body">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P72" text:outline-level="2"><text:bookmark text:name="miscellaneous"/>9. Miscellaneous</text:h>
      <text:p text:style-name="Text_20_body">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h text:style-name="P72" text:outline-level="2"><text:bookmark text:name="versions-of-the-license"/>10. Versions of the License</text:h>
      <text:h text:style-name="Heading_20_3" text:outline-level="3"><text:bookmark text:name="new-versions"/>10.1. New Versions</text:h>
      <text:p text:style-name="Text_20_body">Mozilla Foundation is the license steward. Except as provided in Section 10.3, no one other than the license steward has the right to modify or publish new versions of this License. Each version will be given a distinguishing version number.</text:p>
      <text:h text:style-name="Heading_20_3" text:outline-level="3"><text:bookmark text:name="effect-of-new-versions"/>10.2. Effect of New Versions</text:h>
      <text:p text:style-name="Text_20_body">You may distribute the Covered Software under the terms of the version of the License under which You originally received the Covered Software, or under the terms of any subsequent version published by the license steward.</text:p>
      <text:h text:style-name="Heading_20_3" text:outline-level="3"><text:bookmark text:name="modified-versions"/>10.3. Modified Versions</text:h>
      <text:p text:style-name="Text_20_body">If you create software not governed by this License, and you want to create a <text:soft-page-break/>new license for such software, you may create and use a modified version of this License if you rename the license and remove any references to the name of the license steward (except to note that such modified license differs from this License).</text:p>
      <text:h text:style-name="Heading_20_3" text:outline-level="3"><text:bookmark text:name="distributing-source-code-form-that-is-incompatible-with-secondary-licenses"/>10.4. Distributing Source Code Form that is Incompatible With Secondary Licenses</text:h>
      <text:p text:style-name="Text_20_body">If You choose to distribute Source Code Form that is Incompatible With Secondary Licenses under the terms of this version of the License, the notice described in Exhibit B of this License must be attached.</text:p>
      <text:h text:style-name="P72" text:outline-level="2"><text:bookmark text:name="exhibit-a---source-code-form-license-notice"/>Exhibit A - Source Code Form License Notice</text:h>
      <text:p text:style-name="Quotations">This Source Code Form is subject to the terms of the Mozilla Public License, v. 2.0. If a copy of the MPL was not distributed with this file, You can obtain one at http://mozilla.org/MPL/2.0/.</text:p>
      <text:p text:style-name="Text_20_body">If it is not possible or desirable to put the notice in a particular file, then You may include the notice in a location (such as a LICENSE file in a relevant directory) where a recipient would be likely to look for such a notice.</text:p>
      <text:p text:style-name="Text_20_body">You may add additional accurate notices of copyright ownership.</text:p>
      <text:h text:style-name="P72" text:outline-level="2"><text:bookmark text:name="exhibit-b---incompatible-with-secondary-licenses-notice"/>Exhibit B - “Incompatible With Secondary Licenses” Notice</text:h>
      <text:p text:style-name="Quotations">This Source Code Form is “Incompatible With Secondary Licenses”, as defined by the Mozilla Public License, v. 2.0.</text:p>
      <text:h text:style-name="P67" text:outline-level="1"><text:bookmark-start text:name="__RefHeading__6884_404019354"/>Apache License<text:bookmark-end text:name="__RefHeading__6884_404019354"/></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text:soft-page-break/>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32454213" text:style-name="L46">
        <text:list-item>
          <text:p text:style-name="P56">You must give any other recipients of the Work or Derivative Works a copy of this License; and</text:p>
        </text:list-item>
        <text:list-item>
          <text:p text:style-name="P56">You must cause any modified files to carry prominent notices stating that You changed the files; and</text:p>
        </text:list-item>
        <text:list-item>
          <text:p text:style-name="P56">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56">If the Work includes a "NOTICE" text file as part of its distribution, then <text:soft-page-break/>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oft-page-break/><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7"><text:s text:c="3"/>limitations under the License.</text:p>
      <text:h text:style-name="P67" text:outline-level="1"><text:bookmark-start text:name="__RefHeading__6886_404019354"/>The LaTeX Project Public License<text:bookmark-end text:name="__RefHeading__6886_404019354"/></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oft-page-break/><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text:soft-page-break/>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oft-page-break/><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text:soft-page-break/>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text:soft-page-break/></text:p>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text:soft-page-break/>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h text:style-name="P67" text:outline-level="1"><text:bookmark-start text:name="__RefHeading__6757_841587373"/>Creative Commons Attribution-ShareAlike 3.0 Unported<text:bookmark-end text:name="__RefHeading__6757_841587373"/></text:h>
      <text:p text:style-name="Standard">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2" text:outline-level="2"><text:span text:style-name="Emphasis">License</text:span></text:h>
      <text:p text:style-name="Standard">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Standard">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Standard"><text:span text:style-name="Strong_20_Emphasis">1. Definitions</text:span></text:p>
      <text:list xml:id="list32464320" text:style-name="L47">
        <text:list-item>
          <text:p text:style-name="P57"><text:span text:style-name="Strong_20_Emphasis">"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 </text:p>
        </text:list-item>
        <text:list-item>
          <text:p text:style-name="P57"><text:span text:style-name="Strong_20_Emphasis">"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text:soft-page-break/>(as defined below) for the purposes of this License. </text:p>
        </text:list-item>
        <text:list-item>
          <text:p text:style-name="P57"><text:span text:style-name="Strong_20_Emphasis">"Creative Commons Compatible License"</text:span> means a license that is listed at http://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license with the same License Elements as this License. </text:p>
        </text:list-item>
        <text:list-item>
          <text:p text:style-name="P57"><text:span text:style-name="Strong_20_Emphasis">"Distribute"</text:span> means to make available to the public the original and copies of the Work or Adaptation, as appropriate, through sale or other transfer of ownership. </text:p>
        </text:list-item>
        <text:list-item>
          <text:p text:style-name="P57"><text:span text:style-name="Strong_20_Emphasis">"License Elements"</text:span> means the following high-level license attributes as selected by Licensor and indicated in the title of this License: Attribution, ShareAlike. </text:p>
        </text:list-item>
        <text:list-item>
          <text:p text:style-name="P57"><text:span text:style-name="Strong_20_Emphasis">"Licensor"</text:span> means the individual, individuals, entity or entities that offer(s) the Work under the terms of this License. </text:p>
        </text:list-item>
        <text:list-item>
          <text:p text:style-name="P57"><text:span text:style-name="Strong_20_Emphasis">"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 </text:p>
        </text:list-item>
        <text:list-item>
          <text:p text:style-name="P57"><text:span text:style-name="Strong_20_Emphasis">"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text:soft-page-break/>performer to the extent it is not otherwise considered a literary or artistic work. </text:p>
        </text:list-item>
        <text:list-item>
          <text:p text:style-name="P57"><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57"><text:span text:style-name="Strong_20_Emphasis">"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 </text:p>
        </text:list-item>
        <text:list-item>
          <text:p text:style-name="P57"><text:span text:style-name="Strong_20_Emphasis">"Reproduce"</text:span> means to make copies of the Work by any means including without limitation by sound or visual recordings and the right of fixation and reproducing fixations of the Work, including storage of a protected performance or phonogram in digital form or other electronic medium. </text:p>
        </text:list-item>
      </text:list>
      <text:p text:style-name="Standard"><text:span text:style-name="Strong_20_Emphasis">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Standard"><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text:p>
      <text:list xml:id="list32448714" text:style-name="L48">
        <text:list-item>
          <text:p text:style-name="P58">to Reproduce the Work, to incorporate the Work into one or more Collections, and to Reproduce the Work as incorporated in the Collections; </text:p>
        </text:list-item>
        <text:list-item>
          <text:p text:style-name="P58">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list-item>
        <text:list-item>
          <text:p text:style-name="P58">to Distribute and Publicly Perform the Work including as incorporated in Collections; and, </text:p>
        </text:list-item>
        <text:list-item>
          <text:p text:style-name="P58">to Distribute and Publicly Perform Adaptations. </text:p>
        </text:list-item>
        <text:list-item>
          <text:p text:style-name="P58"><text:soft-page-break/>For the avoidance of doubt:</text:p>
          <text:list>
            <text:list-item>
              <text:p text:style-name="P58"><text:span text:style-name="Strong_20_Emphasis">Non-waivable Compulsory License Schemes</text:span>. In those jurisdictions in which the right to collect royalties through any statutory or compulsory licensing scheme cannot be waived, the Licensor reserves the exclusive right to collect such royalties for any exercise by You of the rights granted under this License; </text:p>
            </text:list-item>
            <text:list-item>
              <text:p text:style-name="P58"><text:span text:style-name="Strong_20_Emphasis">Waivable Compulsory License Schemes</text:span>. In those jurisdictions in which the right to collect royalties through any statutory or compulsory licensing scheme can be waived, the Licensor waives the exclusive right to collect such royalties for any exercise by You of the rights granted under this License; and, </text:p>
            </text:list-item>
            <text:list-item>
              <text:p text:style-name="P58"><text:span text:style-name="Strong_20_Emphasis">Voluntary License Schemes</text:span>. The Licensor waives the right to collect royalties, whether individually or, in the event that the Licensor is a member of a collecting society that administers voluntary licensing schemes, via that society, from any exercise by You of the rights granted under this License. </text:p>
            </text:list-item>
          </text:list>
        </text:list-item>
      </text:list>
      <text:p text:style-name="Standard">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Standard"><text:span text:style-name="Strong_20_Emphasis">4. Restrictions.</text:span> The license granted in Section 3 above is expressly made subject to and limited by the following restrictions:</text:p>
      <text:list xml:id="list32449580" text:style-name="L49">
        <text:list-item>
          <text:p text:style-name="P59">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he extent practicable, remove from the Adaptation any credit as required by Section 4(c), as requested. </text:p>
        </text:list-item>
        <text:list-item>
          <text:p text:style-name="P59"><text:soft-page-break/>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 </text:p>
        </text:list-item>
        <text:list-item>
          <text:p text:style-name="P59">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text:soft-page-break/>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list-item>
        <text:list-item>
          <text:p text:style-name="P59">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 </text:p>
        </text:list-item>
      </text:list>
      <text:p text:style-name="Standard"><text:span text:style-name="Strong_20_Emphasis">5. Representations, Warranties and Disclaimer</text:span></text:p>
      <text:p text:style-name="Standard">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Standard"><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Standard"><text:span text:style-name="Strong_20_Emphasis">7. Termination</text:span></text:p>
      <text:list xml:id="list32475778" text:style-name="L50">
        <text:list-item>
          <text:p text:style-name="P60">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 </text:p>
        </text:list-item>
        <text:list-item>
          <text:p text:style-name="P60"><text:soft-page-break/>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Standard"><text:span text:style-name="Strong_20_Emphasis">8. Miscellaneous</text:span></text:p>
      <text:list xml:id="list32457795" text:style-name="L51">
        <text:list-item>
          <text:p text:style-name="P61">Each time You Distribute or Publicly Perform the Work or a Collection, the Licensor offers to the recipient a license to the Work on the same terms and conditions as the license granted to You under this License. </text:p>
        </text:list-item>
        <text:list-item>
          <text:p text:style-name="P61">Each time You Distribute or Publicly Perform an Adaptation, Licensor offers to the recipient a license to the original Work on the same terms and conditions as the license granted to You under this License. </text:p>
        </text:list-item>
        <text:list-item>
          <text:p text:style-name="P61">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61">No term or provision of this License shall be deemed waived and no breach consented to unless such waiver or consent shall be in writing and signed by the party to be charged with such waiver or consent. </text:p>
        </text:list-item>
        <text:list-item>
          <text:p text:style-name="P61">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item>
          <text:p text:style-name="P61">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text:soft-page-break/>is not intended to restrict the license of any rights under applicable law. </text:p>
        </text:list-item>
      </text:list>
      <text:h text:style-name="Heading_20_2" text:outline-level="2">Creative Commons Notice</text:h>
      <text:p text:style-name="Standard">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Standard">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Standard">Creative Commons may be contacted at <text:a xlink:type="simple" xlink:href="http://creativecommons.org/">http://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181in" fo:margin-bottom="0.1181in" style:contextual-spacing="false"/>
      <style:text-properties fo:language="en" fo:country="U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100%" fo:margin-left="0in" fo:margin-right="0in" fo:margin-top="0in" fo:margin-bottom="0in" style:contextual-spacing="false"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in" fo:margin-bottom="0in" style:contextual-spacing="false"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2-10-05T12:41:28.70</dc:date>
    <meta:editing-duration>P5DT22H48M18S</meta:editing-duration>
    <meta:editing-cycles>190</meta:editing-cycles>
    <meta:generator>LibreOffice/3.6$Windows_x86 LibreOffice_project/da8c1e6-fd468f4-454e206-f42a4a9-143cfd</meta:generator>
    <meta:keyword>License</meta:keyword>
    <meta:keyword>GPL</meta:keyword>
    <meta:keyword>LGPL</meta:keyword>
    <meta:keyword>MPL</meta:keyword>
    <meta:keyword>Apache</meta:keyword>
    <meta:keyword>CC</meta:keyword>
    <dc:subject>LibreOffice Licensing and Legal information</dc:subject>
    <dc:title>Licensing and Legal information</dc:title>
    <meta:document-statistic meta:table-count="0" meta:image-count="0" meta:object-count="0" meta:page-count="188" meta:paragraph-count="2813" meta:word-count="65512" meta:character-count="406221" meta:non-whitespace-character-count="342222"/>
  </office:meta>
</office:document-meta>
</file>